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1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8">
      <style:text-properties fo:font-variant="normal" fo:text-transform="none" fo:color="#8B008B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9">
      <style:text-properties fo:font-variant="normal" fo:text-transform="none" fo:color="#8B008B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21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2">
      <style:text-properties fo:font-variant="normal" fo:text-transform="none" fo:color="#008B8B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3">
      <style:text-properties fo:font-variant="normal" fo:text-transform="none" fo:color="#008B8B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6">
      <style:text-properties fo:font-variant="normal" fo:text-transform="none" fo:color="#FF7F5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7">
      <style:text-properties fo:font-variant="normal" fo:text-transform="none" fo:color="#FF7F5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1">
      <style:text-properties fo:font-variant="normal" fo:text-transform="none" fo:color="#0064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2">
      <style:text-properties fo:font-variant="normal" fo:text-transform="none" fo:color="#0064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113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style:style style:family="paragraph" style:name="a1135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6">
      <style:text-properties fo:font-variant="normal" fo:text-transform="none" fo:color="#00008B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137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style:style style:family="paragraph" style:name="a1138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9">
      <style:text-properties fo:font-variant="normal" fo:text-transform="none" fo:color="#00008B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140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style:style style:family="paragraph" style:name="a1141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2">
      <style:text-properties fo:font-variant="normal" fo:text-transform="none" fo:color="#00008B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143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style:style style:family="paragraph" style:name="a1144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5">
      <style:text-properties fo:font-variant="normal" fo:text-transform="none" fo:color="#00008B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14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style:style style:family="paragraph" style:name="a1147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2">
      <style:text-properties fo:font-variant="normal" fo:text-transform="none" fo:color="#FF7F5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3">
      <style:text-properties fo:font-variant="normal" fo:text-transform="none" fo:color="#FF7F5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Slide1" draw:style-name="a1115" draw:master-page-name="Master1-Layout1-title-Title-Slide" presentation:presentation-page-layout-name="Master1-PPL1" draw:id="id1">
        <draw:frame draw:id="id2" presentation:style-name="a1116" draw:name="Title 1" svg:x="0.75in" svg:y="2.32986in" svg:width="8.5in" svg:height="1.60764in" presentation:class="title" presentation:placeholder="false">
          <draw:text-box>
            <text:p text:style-name="a1117" text:class-names="" text:cond-style-name=""><text:span text:style-name="a1118" text:class-names="">My Title</text:span><text:span text:style-name="a1119" text:class-names=""/></text:p>
          </draw:text-box>
          <svg:title/>
          <svg:desc/>
        </draw:frame>
        <draw:frame draw:id="id3" presentation:style-name="a1120" draw:name="Subtitle 2" svg:x="1.5in" svg:y="4.25in" svg:width="7in" svg:height="1.91667in" presentation:class="subtitle" presentation:placeholder="false">
          <draw:text-box>
            <text:p text:style-name="a1121" text:class-names="" text:cond-style-name=""><text:span text:style-name="a1122" text:class-names="">My Subtitle</text:span><text:span text:style-name="a1123" text:class-names=""/></text:p>
          </draw:text-box>
          <svg:title/>
          <svg:desc/>
        </draw:frame>
        <draw:frame draw:id="id4" presentation:style-name="a1124" draw:name="Date Placeholder 3" svg:x="0.5in" svg:y="6.95139in" svg:width="2.33333in" svg:height="0.39931in" presentation:class="date-time" presentation:placeholder="false">
          <draw:text-box>
            <text:p text:style-name="a1125" text:class-names="" text:cond-style-name=""><text:span text:style-name="a1126" text:class-names=""><text:date text:fixed="false" style:data-style-name="a44"/></text:span><text:span text:style-name="a1127" text:class-names=""/></text:p>
          </draw:text-box>
          <svg:title/>
          <svg:desc/>
        </draw:frame>
      </draw:page>
      <draw:page draw:name="Slide2" draw:style-name="a1128" draw:master-page-name="Master1-Layout12-tx-Title-and-Text" presentation:presentation-page-layout-name="Master1-PPL12" draw:id="id5">
        <draw:frame draw:id="id6" presentation:style-name="a1129" draw:name="Title 1" svg:x="0.5in" svg:y="0.30035in" svg:width="9in" svg:height="1.25in" presentation:class="title" presentation:placeholder="false">
          <draw:text-box>
            <text:p text:style-name="a1130" text:class-names="" text:cond-style-name=""><text:span text:style-name="a1131" text:class-names="">My Outline Title</text:span><text:span text:style-name="a1132" text:class-names=""/></text:p>
          </draw:text-box>
          <svg:title/>
          <svg:desc/>
        </draw:frame>
        <draw:frame draw:id="id7" presentation:style-name="a1133" draw:name="Text Placeholder 2" svg:x="0.5in" svg:y="1.75in" svg:width="9in" svg:height="4.94965in" presentation:class="outline" presentation:placeholder="false">
          <draw:text-box>
            <text:list text:style-name="a1134">
              <text:list-item>
                <text:p text:style-name="a1135" text:class-names="" text:cond-style-name=""><text:span text:style-name="a1136" text:class-names="">1st</text:span></text:p>
              </text:list-item>
            </text:list>
            <text:list text:style-name="a1137">
              <text:list-item>
                <text:list text:style-name="a1137">
                  <text:list-item>
                    <text:p text:style-name="a1138" text:class-names="" text:cond-style-name=""><text:span text:style-name="a1139" text:class-names="">2nd</text:span></text:p>
                  </text:list-item>
                </text:list>
              </text:list-item>
            </text:list>
            <text:list text:style-name="a1140">
              <text:list-item>
                <text:list text:style-name="a1140">
                  <text:list-item>
                    <text:list text:style-name="a1140">
                      <text:list-item>
                        <text:p text:style-name="a1141" text:class-names="" text:cond-style-name=""><text:span text:style-name="a1142" text:class-names="">3rd</text:span></text:p>
                      </text:list-item>
                    </text:list>
                  </text:list-item>
                </text:list>
              </text:list-item>
            </text:list>
            <text:list text:style-name="a1143">
              <text:list-item>
                <text:list text:style-name="a1143">
                  <text:list-item>
                    <text:list text:style-name="a1143">
                      <text:list-item>
                        <text:list text:style-name="a1143">
                          <text:list-item>
                            <text:p text:style-name="a1144" text:class-names="" text:cond-style-name=""><text:span text:style-name="a1145" text:class-names="">4th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34">
              <text:list-item>
                <text:p text:style-name="a1135" text:class-names="" text:cond-style-name=""><text:span text:style-name="a1136" text:class-names="">Normal &lt; 1st but &gt; 9</text:span></text:p>
              </text:list-item>
            </text:list>
            <text:list text:style-name="a1137">
              <text:list-item>
                <text:list text:style-name="a1137">
                  <text:list-item>
                    <text:p text:style-name="a1138" text:class-names="" text:cond-style-name=""><text:span text:style-name="a1139" text:class-names="">Indent 2nd</text:span></text:p>
                  </text:list-item>
                </text:list>
              </text:list-item>
            </text:list>
          </draw:text-box>
          <svg:title/>
          <svg:desc/>
        </draw:frame>
        <draw:frame draw:id="id8" presentation:style-name="a1150" draw:name="Date Placeholder 3" svg:x="0.5in" svg:y="6.95139in" svg:width="2.33333in" svg:height="0.39931in" presentation:class="date-time" presentation:placeholder="false">
          <draw:text-box>
            <text:p text:style-name="a1151" text:class-names="" text:cond-style-name=""><text:span text:style-name="a1152" text:class-names=""><text:date text:fixed="false" style:data-style-name="a403"/></text:span><text:span text:style-name="a1153" text:class-names=""/></text:p>
          </draw:text-box>
          <svg:title/>
          <svg:desc/>
        </draw:frame>
      </draw:page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xmlns:number="urn:oasis:names:tc:opendocument:xmlns:datastyle:1.0">
  <office:styles>
    <style:presentation-page-layout style:name="Master1-PPL1" style:display-name="Title Slide">
      <presentation:placeholder presentation:object="title" svg:x="0.75in" svg:y="2.32986in" svg:width="8.5in" svg:height="1.60764in"/>
      <presentation:placeholder presentation:object="subtitle" svg:x="1.5in" svg:y="4.25in" svg:width="7in" svg:height="1.91667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" style:display-name="Title and Content">
      <presentation:placeholder presentation:object="title" svg:x="0.5in" svg:y="0.30035in" svg:width="9in" svg:height="1.25in"/>
      <presentation:placeholder presentation:object="object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3" style:display-name="Section Header">
      <presentation:placeholder presentation:object="title" svg:x="0.78993in" svg:y="4.81944in" svg:width="8.5in" svg:height="1.48958in"/>
      <presentation:placeholder presentation:object="outline" svg:x="0.78993in" svg:y="3.17882in" svg:width="8.5in" svg:height="1.64062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4" style:display-name="Two Content">
      <presentation:placeholder presentation:object="title" svg:x="0.5in" svg:y="0.30035in" svg:width="9in" svg:height="1.25in"/>
      <presentation:placeholder presentation:object="object" svg:x="0.5in" svg:y="1.75in" svg:width="4.41667in" svg:height="4.94965in"/>
      <presentation:placeholder presentation:object="object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5" style:display-name="Comparison">
      <presentation:placeholder presentation:object="title" svg:x="0.5in" svg:y="0.30035in" svg:width="9in" svg:height="1.25in"/>
      <presentation:placeholder presentation:object="outline" svg:x="0.5in" svg:y="1.67882in" svg:width="4.4184in" svg:height="0.69965in"/>
      <presentation:placeholder presentation:object="object" svg:x="0.5in" svg:y="2.37847in" svg:width="4.4184in" svg:height="4.32118in"/>
      <presentation:placeholder presentation:object="outline" svg:x="5.07986in" svg:y="1.67882in" svg:width="4.42014in" svg:height="0.69965in"/>
      <presentation:placeholder presentation:object="object" svg:x="5.07986in" svg:y="2.37847in" svg:width="4.42014in" svg:height="4.32118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6" style:display-name="Title Only">
      <presentation:placeholder presentation:object="title" svg:x="0.5in" svg:y="0.30035in" svg:width="9in" svg:height="1.2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7" style:display-name="Blank"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8" style:display-name="Content with Caption">
      <presentation:placeholder presentation:object="title" svg:x="0.5in" svg:y="0.29861in" svg:width="3.28993in" svg:height="1.27083in"/>
      <presentation:placeholder presentation:object="object" svg:x="3.90972in" svg:y="0.29861in" svg:width="5.59028in" svg:height="6.40104in"/>
      <presentation:placeholder presentation:object="outline" svg:x="0.5in" svg:y="1.56944in" svg:width="3.28993in" svg:height="5.13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9" style:display-name="Picture with Caption">
      <presentation:placeholder presentation:object="title" svg:x="1.96007in" svg:y="5.25in" svg:width="6in" svg:height="0.61979in"/>
      <presentation:placeholder presentation:object="graphic" svg:x="1.96007in" svg:y="0.67014in" svg:width="6in" svg:height="4.5in"/>
      <presentation:placeholder presentation:object="outline" svg:x="1.96007in" svg:y="5.86979in" svg:width="6in" svg:height="0.88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0" style:display-name="Title and Vertical Text">
      <presentation:placeholder presentation:object="title" svg:x="0.5in" svg:y="0.30035in" svg:width="9in" svg:height="1.25in"/>
      <presentation:placeholder presentation:object="outline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1" style:display-name="Vertical Title and Text">
      <presentation:placeholder presentation:object="title" svg:x="7.25in" svg:y="0.30035in" svg:width="2.25in" svg:height="6.39931in"/>
      <presentation:placeholder presentation:object="outline" svg:x="0.5in" svg:y="0.30035in" svg:width="6.58333in" svg:height="6.3993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2" style:display-name="Title and Text">
      <presentation:placeholder presentation:object="title" svg:x="0.5in" svg:y="0.30035in" svg:width="9in" svg:height="1.25in"/>
      <presentation:placeholder presentation:object="outline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3" style:display-name="Title and 2-Column Text">
      <presentation:placeholder presentation:object="title" svg:x="0.5in" svg:y="0.30035in" svg:width="9in" svg:height="1.25in"/>
      <presentation:placeholder presentation:object="outline" svg:x="0.5in" svg:y="1.75in" svg:width="4.41667in" svg:height="4.94965in"/>
      <presentation:placeholder presentation:object="outline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4" style:display-name="Title and Text over Content">
      <presentation:placeholder presentation:object="title" svg:x="0.5in" svg:y="0.30035in" svg:width="9in" svg:height="1.25in"/>
      <presentation:placeholder presentation:object="outline" svg:x="0.5in" svg:y="1.75in" svg:width="9in" svg:height="2.39063in"/>
      <presentation:placeholder presentation:object="object" svg:x="0.5in" svg:y="4.30729in" svg:width="9in" svg:height="2.39236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5" style:display-name="Title, Text, and Content">
      <presentation:placeholder presentation:object="title" svg:x="0.5in" svg:y="0.30035in" svg:width="9in" svg:height="1.25in"/>
      <presentation:placeholder presentation:object="outline" svg:x="0.5in" svg:y="1.75in" svg:width="4.41667in" svg:height="4.94965in"/>
      <presentation:placeholder presentation:object="object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6" style:display-name="Title, Content and Text">
      <presentation:placeholder presentation:object="title" svg:x="0.5in" svg:y="0.30035in" svg:width="9in" svg:height="1.25in"/>
      <presentation:placeholder presentation:object="object" svg:x="0.5in" svg:y="1.75in" svg:width="4.41667in" svg:height="4.94965in"/>
      <presentation:placeholder presentation:object="outline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7" style:display-name="Title, Text, and 2 Content">
      <presentation:placeholder presentation:object="title" svg:x="0.5in" svg:y="0.30035in" svg:width="9in" svg:height="1.25in"/>
      <presentation:placeholder presentation:object="outline" svg:x="0.5in" svg:y="1.75in" svg:width="4.41667in" svg:height="4.94965in"/>
      <presentation:placeholder presentation:object="object" svg:x="5.08333in" svg:y="1.75in" svg:width="4.41667in" svg:height="2.39063in"/>
      <presentation:placeholder presentation:object="object" svg:x="5.08333in" svg:y="4.30729in" svg:width="4.41667in" svg:height="2.39236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8" style:display-name="Title, Content, and 2 Content">
      <presentation:placeholder presentation:object="title" svg:x="0.5in" svg:y="0.30035in" svg:width="9in" svg:height="1.25in"/>
      <presentation:placeholder presentation:object="object" svg:x="0.5in" svg:y="1.75in" svg:width="4.41667in" svg:height="4.94965in"/>
      <presentation:placeholder presentation:object="object" svg:x="5.08333in" svg:y="1.75in" svg:width="4.41667in" svg:height="2.39063in"/>
      <presentation:placeholder presentation:object="object" svg:x="5.08333in" svg:y="4.30729in" svg:width="4.41667in" svg:height="2.39236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9" style:display-name="Title and Content over Text">
      <presentation:placeholder presentation:object="title" svg:x="0.5in" svg:y="0.30035in" svg:width="9in" svg:height="1.25in"/>
      <presentation:placeholder presentation:object="object" svg:x="0.5in" svg:y="1.75in" svg:width="9in" svg:height="2.39063in"/>
      <presentation:placeholder presentation:object="outline" svg:x="0.5in" svg:y="4.30729in" svg:width="9in" svg:height="2.39236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0" style:display-name="Title and 4 Content">
      <presentation:placeholder presentation:object="title" svg:x="0.5in" svg:y="0.30035in" svg:width="9in" svg:height="1.25in"/>
      <presentation:placeholder presentation:object="object" svg:x="0.5in" svg:y="1.75in" svg:width="4.41667in" svg:height="2.39063in"/>
      <presentation:placeholder presentation:object="object" svg:x="5.08333in" svg:y="1.75in" svg:width="4.41667in" svg:height="2.39063in"/>
      <presentation:placeholder presentation:object="object" svg:x="0.5in" svg:y="4.30729in" svg:width="4.41667in" svg:height="2.39236in"/>
      <presentation:placeholder presentation:object="object" svg:x="5.08333in" svg:y="4.30729in" svg:width="4.41667in" svg:height="2.39236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1" style:display-name="Title, 2 Content and Content">
      <presentation:placeholder presentation:object="title" svg:x="0.5in" svg:y="0.30035in" svg:width="9in" svg:height="1.25in"/>
      <presentation:placeholder presentation:object="object" svg:x="0.5in" svg:y="1.75in" svg:width="4.41667in" svg:height="2.39063in"/>
      <presentation:placeholder presentation:object="object" svg:x="0.5in" svg:y="4.30729in" svg:width="4.41667in" svg:height="2.39236in"/>
      <presentation:placeholder presentation:object="object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2" style:display-name="Title, 2 Content and Text">
      <presentation:placeholder presentation:object="title" svg:x="0.5in" svg:y="0.30035in" svg:width="9in" svg:height="1.25in"/>
      <presentation:placeholder presentation:object="object" svg:x="0.5in" svg:y="1.75in" svg:width="4.41667in" svg:height="2.39063in"/>
      <presentation:placeholder presentation:object="object" svg:x="0.5in" svg:y="4.30729in" svg:width="4.41667in" svg:height="2.39236in"/>
      <presentation:placeholder presentation:object="outline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3" style:display-name="Title and 2 Content over Text">
      <presentation:placeholder presentation:object="title" svg:x="0.5in" svg:y="0.30035in" svg:width="9in" svg:height="1.25in"/>
      <presentation:placeholder presentation:object="object" svg:x="0.5in" svg:y="1.75in" svg:width="4.41667in" svg:height="2.39063in"/>
      <presentation:placeholder presentation:object="object" svg:x="5.08333in" svg:y="1.75in" svg:width="4.41667in" svg:height="2.39063in"/>
      <presentation:placeholder presentation:object="outline" svg:x="0.5in" svg:y="4.30729in" svg:width="9in" svg:height="2.39236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4" style:display-name="Title and Table">
      <presentation:placeholder presentation:object="title" svg:x="0.5in" svg:y="0.30035in" svg:width="9in" svg:height="1.25in"/>
      <presentation:placeholder presentation:object="table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1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4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4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6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5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98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8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1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0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5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7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1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8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5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8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1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0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2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7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7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3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0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9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6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4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7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0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4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1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1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9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4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7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9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1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9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2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2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8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1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4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35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8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0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1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9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0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2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5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8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2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0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3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7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0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5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6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64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451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64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2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98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1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98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2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849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70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0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8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2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90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855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71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859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13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668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716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7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9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0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2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91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672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8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7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48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8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53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7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0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3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73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7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54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3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3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498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6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549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03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93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74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93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4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04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4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05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2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3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42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10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056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9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6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81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6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57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3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7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81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06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8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34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06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580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4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8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583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1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39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587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9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4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1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82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39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8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4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7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971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4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1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978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4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59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87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64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838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5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9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1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4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7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5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8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0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0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0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4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7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5in" svg:y="0.30035in" svg:width="9in" svg:height="1.2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5in" svg:y="1.75in" svg:width="9in" svg:height="4.94965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5in" svg:y="6.95139in" svg:width="2.3333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ooter Placeholder 4" svg:x="3.41667in" svg:y="6.95139in" svg:width="3.16667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7.16667in" svg:y="6.95139in" svg:width="2.3333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0.75in" svg:y="2.32986in" svg:width="8.5in" svg:height="1.60764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5in" svg:y="4.25in" svg:width="7in" svg:height="1.91667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5in" svg:y="6.95139in" svg:width="2.3333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ooter Placeholder 4" svg:x="3.41667in" svg:y="6.95139in" svg:width="3.16667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7.16667in" svg:y="6.95139in" svg:width="2.3333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5in" svg:y="0.30035in" svg:width="9in" svg:height="1.2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5in" svg:y="1.75in" svg:width="9in" svg:height="4.94965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5in" svg:y="6.95139in" svg:width="2.3333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ooter Placeholder 4" svg:x="3.41667in" svg:y="6.95139in" svg:width="3.16667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7.16667in" svg:y="6.95139in" svg:width="2.3333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78993in" svg:y="4.81944in" svg:width="8.5in" svg:height="1.48958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78993in" svg:y="3.17882in" svg:width="8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5in" svg:y="6.95139in" svg:width="2.3333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ooter Placeholder 4" svg:x="3.41667in" svg:y="6.95139in" svg:width="3.16667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7.16667in" svg:y="6.95139in" svg:width="2.3333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5in" svg:y="0.30035in" svg:width="9in" svg:height="1.2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5in" svg:y="1.75in" svg:width="4.41667in" svg:height="4.94965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5.08333in" svg:y="1.75in" svg:width="4.41667in" svg:height="4.94965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5in" svg:y="6.95139in" svg:width="2.3333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ooter Placeholder 5" svg:x="3.41667in" svg:y="6.95139in" svg:width="3.16667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7.16667in" svg:y="6.95139in" svg:width="2.3333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5in" svg:y="0.30035in" svg:width="9in" svg:height="1.2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5in" svg:y="1.67882in" svg:width="4.4184in" svg:height="0.69965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5in" svg:y="2.37847in" svg:width="4.4184in" svg:height="4.32118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5.07986in" svg:y="1.67882in" svg:width="4.42014in" svg:height="0.69965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5.07986in" svg:y="2.37847in" svg:width="4.42014in" svg:height="4.32118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5in" svg:y="6.95139in" svg:width="2.3333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ooter Placeholder 7" svg:x="3.41667in" svg:y="6.95139in" svg:width="3.16667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7.16667in" svg:y="6.95139in" svg:width="2.3333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5in" svg:y="0.30035in" svg:width="9in" svg:height="1.2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5in" svg:y="6.95139in" svg:width="2.3333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ooter Placeholder 3" svg:x="3.41667in" svg:y="6.95139in" svg:width="3.16667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7.16667in" svg:y="6.95139in" svg:width="2.3333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5in" svg:y="6.95139in" svg:width="2.3333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ooter Placeholder 2" svg:x="3.41667in" svg:y="6.95139in" svg:width="3.16667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7.16667in" svg:y="6.95139in" svg:width="2.3333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5in" svg:y="0.29861in" svg:width="3.28993in" svg:height="1.27083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3.90972in" svg:y="0.29861in" svg:width="5.59028in" svg:height="6.40104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5in" svg:y="1.56944in" svg:width="3.28993in" svg:height="5.13021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5in" svg:y="6.95139in" svg:width="2.3333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ooter Placeholder 5" svg:x="3.41667in" svg:y="6.95139in" svg:width="3.16667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7.16667in" svg:y="6.95139in" svg:width="2.3333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1.96007in" svg:y="5.25in" svg:width="6in" svg:height="0.61979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1.96007in" svg:y="0.67014in" svg:width="6in" svg:height="4.5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1.96007in" svg:y="5.86979in" svg:width="6in" svg:height="0.88021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5in" svg:y="6.95139in" svg:width="2.3333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ooter Placeholder 5" svg:x="3.41667in" svg:y="6.95139in" svg:width="3.16667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7.16667in" svg:y="6.95139in" svg:width="2.3333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5in" svg:y="0.30035in" svg:width="9in" svg:height="1.2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5in" svg:y="1.75in" svg:width="9in" svg:height="4.94965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5in" svg:y="6.95139in" svg:width="2.3333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ooter Placeholder 4" svg:x="3.41667in" svg:y="6.95139in" svg:width="3.16667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7.16667in" svg:y="6.95139in" svg:width="2.3333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7.25in" svg:y="0.30035in" svg:width="2.25in" svg:height="6.39931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5in" svg:y="0.30035in" svg:width="6.58333in" svg:height="6.39931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5in" svg:y="6.95139in" svg:width="2.3333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ooter Placeholder 4" svg:x="3.41667in" svg:y="6.95139in" svg:width="3.16667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7.16667in" svg:y="6.95139in" svg:width="2.3333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  <style:master-page style:name="Master1-Layout12-tx-Title-and-Text" style:page-layout-name="pageLayout1" draw:style-name="a380">
      <draw:frame draw:id="id63" presentation:style-name="a384" draw:name="Title 1" svg:x="0.5in" svg:y="0.30035in" svg:width="9in" svg:height="1.25in" presentation:class="title" presentation:placeholder="false">
        <draw:text-box>
          <text:p text:style-name="a383" text:class-names="" text:cond-style-name=""><text:span text:style-name="a381" text:class-names="">Click to edit Master title style</text:span><text:span text:style-name="a382" text:class-names=""/></text:p>
        </draw:text-box>
        <svg:title/>
        <svg:desc/>
      </draw:frame>
      <draw:frame draw:id="id64" presentation:style-name="a401" draw:name="Text Placeholder 2" svg:x="0.5in" svg:y="1.75in" svg:width="9in" svg:height="4.94965in" presentation:class="outline" presentation:placeholder="false">
        <draw:text-box>
          <text:list text:style-name="a387">
            <text:list-item>
              <text:p text:style-name="a386" text:class-names="" text:cond-style-name=""><text:span text:style-name="a385" text:class-names="">Click to edit Master text styles</text:span></text:p>
            </text:list-item>
          </text:list>
          <text:list text:style-name="a390">
            <text:list-item>
              <text:list text:style-name="a390">
                <text:list-item>
                  <text:p text:style-name="a389" text:class-names="" text:cond-style-name=""><text:span text:style-name="a388" text:class-names="">Second level</text:span></text:p>
                </text:list-item>
              </text:list>
            </text:list-item>
          </text:list>
          <text:list text:style-name="a393">
            <text:list-item>
              <text:list text:style-name="a393">
                <text:list-item>
                  <text:list text:style-name="a393">
                    <text:list-item>
                      <text:p text:style-name="a392" text:class-names="" text:cond-style-name=""><text:span text:style-name="a391" text:class-names="">Third level</text:span></text:p>
                    </text:list-item>
                  </text:list>
                </text:list-item>
              </text:list>
            </text:list-item>
          </text:list>
          <text:list text:style-name="a396">
            <text:list-item>
              <text:list text:style-name="a396">
                <text:list-item>
                  <text:list text:style-name="a396">
                    <text:list-item>
                      <text:list text:style-name="a396">
                        <text:list-item>
                          <text:p text:style-name="a395" text:class-names="" text:cond-style-name=""><text:span text:style-name="a39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00">
            <text:list-item>
              <text:list text:style-name="a400">
                <text:list-item>
                  <text:list text:style-name="a400">
                    <text:list-item>
                      <text:list text:style-name="a400">
                        <text:list-item>
                          <text:list text:style-name="a400">
                            <text:list-item>
                              <text:p text:style-name="a399" text:class-names="" text:cond-style-name=""><text:span text:style-name="a397" text:class-names="">Fifth level</text:span><text:span text:style-name="a39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5" presentation:style-name="a406" draw:name="Date Placeholder 3" svg:x="0.5in" svg:y="6.95139in" svg:width="2.33333in" svg:height="0.39931in" presentation:class="date-time" presentation:placeholder="false">
        <draw:text-box>
          <text:p text:style-name="a405" text:class-names="" text:cond-style-name=""><text:span text:style-name="a402" text:class-names=""><text:date text:fixed="false" style:data-style-name="a403"/></text:span><text:span text:style-name="a404" text:class-names=""/></text:p>
        </draw:text-box>
        <svg:title/>
        <svg:desc/>
      </draw:frame>
      <draw:frame draw:id="id66" presentation:style-name="a409" draw:name="Footer Placeholder 4" svg:x="3.41667in" svg:y="6.95139in" svg:width="3.16667in" svg:height="0.39931in" presentation:class="footer" presentation:placeholder="false">
        <draw:text-box>
          <text:p text:style-name="a408" text:class-names="" text:cond-style-name=""><text:span text:style-name="a407" text:class-names=""/></text:p>
        </draw:text-box>
        <svg:title/>
        <svg:desc/>
      </draw:frame>
      <draw:frame draw:id="id67" presentation:style-name="a413" draw:name="Slide Number Placeholder 5" svg:x="7.16667in" svg:y="6.95139in" svg:width="2.33333in" svg:height="0.39931in" presentation:class="page-number" presentation:placeholder="false">
        <draw:text-box>
          <text:p text:style-name="a412" text:class-names="" text:cond-style-name=""><text:span text:style-name="a410" text:class-names=""><text:page-number style:num-format="1" text:fixed="false"/></text:span><text:span text:style-name="a411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14">
      <draw:frame draw:id="id68" presentation:style-name="a418" draw:name="Title 1" svg:x="0.5in" svg:y="0.30035in" svg:width="9in" svg:height="1.25in" presentation:class="title" presentation:placeholder="false">
        <draw:text-box>
          <text:p text:style-name="a417" text:class-names="" text:cond-style-name=""><text:span text:style-name="a415" text:class-names="">Click to edit Master title style</text:span><text:span text:style-name="a416" text:class-names=""/></text:p>
        </draw:text-box>
        <svg:title/>
        <svg:desc/>
      </draw:frame>
      <draw:frame draw:id="id69" presentation:style-name="a435" draw:name="Text Placeholder 2" svg:x="0.5in" svg:y="1.75in" svg:width="4.41667in" svg:height="4.94965in" presentation:class="outline" presentation:placeholder="false">
        <draw:text-box>
          <text:list text:style-name="a421">
            <text:list-item>
              <text:p text:style-name="a420" text:class-names="" text:cond-style-name=""><text:span text:style-name="a419" text:class-names="">Click to edit Master text styles</text:span></text:p>
            </text:list-item>
          </text:list>
          <text:list text:style-name="a424">
            <text:list-item>
              <text:list text:style-name="a424">
                <text:list-item>
                  <text:p text:style-name="a423" text:class-names="" text:cond-style-name=""><text:span text:style-name="a422" text:class-names="">Second level</text:span></text:p>
                </text:list-item>
              </text:list>
            </text:list-item>
          </text:list>
          <text:list text:style-name="a427">
            <text:list-item>
              <text:list text:style-name="a427">
                <text:list-item>
                  <text:list text:style-name="a427">
                    <text:list-item>
                      <text:p text:style-name="a426" text:class-names="" text:cond-style-name=""><text:span text:style-name="a425" text:class-names="">Third level</text:span></text:p>
                    </text:list-item>
                  </text:list>
                </text:list-item>
              </text:list>
            </text:list-item>
          </text:list>
          <text:list text:style-name="a430">
            <text:list-item>
              <text:list text:style-name="a430">
                <text:list-item>
                  <text:list text:style-name="a430">
                    <text:list-item>
                      <text:list text:style-name="a430">
                        <text:list-item>
                          <text:p text:style-name="a429" text:class-names="" text:cond-style-name=""><text:span text:style-name="a42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34">
            <text:list-item>
              <text:list text:style-name="a434">
                <text:list-item>
                  <text:list text:style-name="a434">
                    <text:list-item>
                      <text:list text:style-name="a434">
                        <text:list-item>
                          <text:list text:style-name="a434">
                            <text:list-item>
                              <text:p text:style-name="a433" text:class-names="" text:cond-style-name=""><text:span text:style-name="a431" text:class-names="">Fifth level</text:span><text:span text:style-name="a43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0" presentation:style-name="a452" draw:name="Text Placeholder 3" svg:x="5.08333in" svg:y="1.75in" svg:width="4.41667in" svg:height="4.94965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Click to 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1" presentation:style-name="a457" draw:name="Date Placeholder 4" svg:x="0.5in" svg:y="6.95139in" svg:width="2.33333in" svg:height="0.39931in" presentation:class="date-time" presentation:placeholder="false">
        <draw:text-box>
          <text:p text:style-name="a456" text:class-names="" text:cond-style-name=""><text:span text:style-name="a453" text:class-names=""><text:date text:fixed="false" style:data-style-name="a454"/></text:span><text:span text:style-name="a455" text:class-names=""/></text:p>
        </draw:text-box>
        <svg:title/>
        <svg:desc/>
      </draw:frame>
      <draw:frame draw:id="id72" presentation:style-name="a460" draw:name="Footer Placeholder 5" svg:x="3.41667in" svg:y="6.95139in" svg:width="3.16667in" svg:height="0.39931in" presentation:class="footer" presentation:placeholder="false">
        <draw:text-box>
          <text:p text:style-name="a459" text:class-names="" text:cond-style-name=""><text:span text:style-name="a458" text:class-names=""/></text:p>
        </draw:text-box>
        <svg:title/>
        <svg:desc/>
      </draw:frame>
      <draw:frame draw:id="id73" presentation:style-name="a464" draw:name="Slide Number Placeholder 6" svg:x="7.16667in" svg:y="6.95139in" svg:width="2.33333in" svg:height="0.39931in" presentation:class="page-number" presentation:placeholder="false">
        <draw:text-box>
          <text:p text:style-name="a463" text:class-names="" text:cond-style-name=""><text:span text:style-name="a461" text:class-names=""><text:page-number style:num-format="1" text:fixed="false"/></text:span><text:span text:style-name="a462" text:class-names=""/></text:p>
        </draw:text-box>
        <svg:title/>
        <svg:desc/>
      </draw:frame>
    </style:master-page>
    <style:master-page style:name="Master1-Layout14-txOverObj-Title-and-Text-over-Content" style:page-layout-name="pageLayout1" draw:style-name="a465">
      <draw:frame draw:id="id74" presentation:style-name="a469" draw:name="Title 1" svg:x="0.5in" svg:y="0.30035in" svg:width="9in" svg:height="1.25in" presentation:class="title" presentation:placeholder="false">
        <draw:text-box>
          <text:p text:style-name="a468" text:class-names="" text:cond-style-name=""><text:span text:style-name="a466" text:class-names="">Click to edit Master title style</text:span><text:span text:style-name="a467" text:class-names=""/></text:p>
        </draw:text-box>
        <svg:title/>
        <svg:desc/>
      </draw:frame>
      <draw:frame draw:id="id75" presentation:style-name="a486" draw:name="Text Placeholder 2" svg:x="0.5in" svg:y="1.75in" svg:width="9in" svg:height="2.39063in" presentation:class="outline" presentation:placeholder="false">
        <draw:text-box>
          <text:list text:style-name="a472">
            <text:list-item>
              <text:p text:style-name="a471" text:class-names="" text:cond-style-name=""><text:span text:style-name="a470" text:class-names="">Click to edit Master text styles</text:span></text:p>
            </text:list-item>
          </text:list>
          <text:list text:style-name="a475">
            <text:list-item>
              <text:list text:style-name="a475">
                <text:list-item>
                  <text:p text:style-name="a474" text:class-names="" text:cond-style-name=""><text:span text:style-name="a473" text:class-names="">Second level</text:span></text:p>
                </text:list-item>
              </text:list>
            </text:list-item>
          </text:list>
          <text:list text:style-name="a478">
            <text:list-item>
              <text:list text:style-name="a478">
                <text:list-item>
                  <text:list text:style-name="a478">
                    <text:list-item>
                      <text:p text:style-name="a477" text:class-names="" text:cond-style-name=""><text:span text:style-name="a476" text:class-names="">Third level</text:span></text:p>
                    </text:list-item>
                  </text:list>
                </text:list-item>
              </text:list>
            </text:list-item>
          </text:list>
          <text:list text:style-name="a481">
            <text:list-item>
              <text:list text:style-name="a481">
                <text:list-item>
                  <text:list text:style-name="a481">
                    <text:list-item>
                      <text:list text:style-name="a481">
                        <text:list-item>
                          <text:p text:style-name="a480" text:class-names="" text:cond-style-name=""><text:span text:style-name="a4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85">
            <text:list-item>
              <text:list text:style-name="a485">
                <text:list-item>
                  <text:list text:style-name="a485">
                    <text:list-item>
                      <text:list text:style-name="a485">
                        <text:list-item>
                          <text:list text:style-name="a485">
                            <text:list-item>
                              <text:p text:style-name="a484" text:class-names="" text:cond-style-name=""><text:span text:style-name="a482" text:class-names="">Fifth level</text:span><text:span text:style-name="a4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6" presentation:style-name="a503" draw:name="Content Placeholder 3" svg:x="0.5in" svg:y="4.30729in" svg:width="9in" svg:height="2.39236in" presentation:class="object" presentation:placeholder="false">
        <draw:text-box>
          <text:list text:style-name="a489">
            <text:list-item>
              <text:p text:style-name="a488" text:class-names="" text:cond-style-name=""><text:span text:style-name="a487" text:class-names="">Click to edit Master text styles</text:span></text:p>
            </text:list-item>
          </text:list>
          <text:list text:style-name="a492">
            <text:list-item>
              <text:list text:style-name="a492">
                <text:list-item>
                  <text:p text:style-name="a491" text:class-names="" text:cond-style-name=""><text:span text:style-name="a490" text:class-names="">Second level</text:span></text:p>
                </text:list-item>
              </text:list>
            </text:list-item>
          </text:list>
          <text:list text:style-name="a495">
            <text:list-item>
              <text:list text:style-name="a495">
                <text:list-item>
                  <text:list text:style-name="a495">
                    <text:list-item>
                      <text:p text:style-name="a494" text:class-names="" text:cond-style-name=""><text:span text:style-name="a493" text:class-names="">Third level</text:span></text:p>
                    </text:list-item>
                  </text:list>
                </text:list-item>
              </text:list>
            </text:list-item>
          </text:list>
          <text:list text:style-name="a498">
            <text:list-item>
              <text:list text:style-name="a498">
                <text:list-item>
                  <text:list text:style-name="a498">
                    <text:list-item>
                      <text:list text:style-name="a498">
                        <text:list-item>
                          <text:p text:style-name="a497" text:class-names="" text:cond-style-name=""><text:span text:style-name="a4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02">
            <text:list-item>
              <text:list text:style-name="a502">
                <text:list-item>
                  <text:list text:style-name="a502">
                    <text:list-item>
                      <text:list text:style-name="a502">
                        <text:list-item>
                          <text:list text:style-name="a502">
                            <text:list-item>
                              <text:p text:style-name="a501" text:class-names="" text:cond-style-name=""><text:span text:style-name="a499" text:class-names="">Fifth level</text:span><text:span text:style-name="a5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7" presentation:style-name="a508" draw:name="Date Placeholder 4" svg:x="0.5in" svg:y="6.95139in" svg:width="2.33333in" svg:height="0.39931in" presentation:class="date-time" presentation:placeholder="false">
        <draw:text-box>
          <text:p text:style-name="a507" text:class-names="" text:cond-style-name=""><text:span text:style-name="a504" text:class-names=""><text:date text:fixed="false" style:data-style-name="a505"/></text:span><text:span text:style-name="a506" text:class-names=""/></text:p>
        </draw:text-box>
        <svg:title/>
        <svg:desc/>
      </draw:frame>
      <draw:frame draw:id="id78" presentation:style-name="a511" draw:name="Footer Placeholder 5" svg:x="3.41667in" svg:y="6.95139in" svg:width="3.16667in" svg:height="0.39931in" presentation:class="footer" presentation:placeholder="false">
        <draw:text-box>
          <text:p text:style-name="a510" text:class-names="" text:cond-style-name=""><text:span text:style-name="a509" text:class-names=""/></text:p>
        </draw:text-box>
        <svg:title/>
        <svg:desc/>
      </draw:frame>
      <draw:frame draw:id="id79" presentation:style-name="a515" draw:name="Slide Number Placeholder 6" svg:x="7.16667in" svg:y="6.95139in" svg:width="2.33333in" svg:height="0.39931in" presentation:class="page-number" presentation:placeholder="false">
        <draw:text-box>
          <text:p text:style-name="a514" text:class-names="" text:cond-style-name=""><text:span text:style-name="a512" text:class-names=""><text:page-number style:num-format="1" text:fixed="false"/></text:span><text:span text:style-name="a513" text:class-names=""/></text:p>
        </draw:text-box>
        <svg:title/>
        <svg:desc/>
      </draw:frame>
    </style:master-page>
    <style:master-page style:name="Master1-Layout15-txAndObj-Title,-Text,-and-Content" style:page-layout-name="pageLayout1" draw:style-name="a516">
      <draw:frame draw:id="id80" presentation:style-name="a520" draw:name="Title 1" svg:x="0.5in" svg:y="0.30035in" svg:width="9in" svg:height="1.25in" presentation:class="title" presentation:placeholder="false">
        <draw:text-box>
          <text:p text:style-name="a519" text:class-names="" text:cond-style-name=""><text:span text:style-name="a517" text:class-names="">Click to edit Master title style</text:span><text:span text:style-name="a518" text:class-names=""/></text:p>
        </draw:text-box>
        <svg:title/>
        <svg:desc/>
      </draw:frame>
      <draw:frame draw:id="id81" presentation:style-name="a537" draw:name="Text Placeholder 2" svg:x="0.5in" svg:y="1.75in" svg:width="4.41667in" svg:height="4.94965in" presentation:class="outline" presentation:placeholder="false">
        <draw:text-box>
          <text:list text:style-name="a523">
            <text:list-item>
              <text:p text:style-name="a522" text:class-names="" text:cond-style-name=""><text:span text:style-name="a521" text:class-names="">Click to edit Master text styles</text:span></text:p>
            </text:list-item>
          </text:list>
          <text:list text:style-name="a526">
            <text:list-item>
              <text:list text:style-name="a526">
                <text:list-item>
                  <text:p text:style-name="a525" text:class-names="" text:cond-style-name=""><text:span text:style-name="a524" text:class-names="">Second level</text:span></text:p>
                </text:list-item>
              </text:list>
            </text:list-item>
          </text:list>
          <text:list text:style-name="a529">
            <text:list-item>
              <text:list text:style-name="a529">
                <text:list-item>
                  <text:list text:style-name="a529">
                    <text:list-item>
                      <text:p text:style-name="a528" text:class-names="" text:cond-style-name=""><text:span text:style-name="a527" text:class-names="">Third level</text:span></text:p>
                    </text:list-item>
                  </text:list>
                </text:list-item>
              </text:list>
            </text:list-item>
          </text:list>
          <text:list text:style-name="a532">
            <text:list-item>
              <text:list text:style-name="a532">
                <text:list-item>
                  <text:list text:style-name="a532">
                    <text:list-item>
                      <text:list text:style-name="a532">
                        <text:list-item>
                          <text:p text:style-name="a531" text:class-names="" text:cond-style-name=""><text:span text:style-name="a5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36">
            <text:list-item>
              <text:list text:style-name="a536">
                <text:list-item>
                  <text:list text:style-name="a536">
                    <text:list-item>
                      <text:list text:style-name="a536">
                        <text:list-item>
                          <text:list text:style-name="a536">
                            <text:list-item>
                              <text:p text:style-name="a535" text:class-names="" text:cond-style-name=""><text:span text:style-name="a533" text:class-names="">Fifth level</text:span><text:span text:style-name="a5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2" presentation:style-name="a554" draw:name="Content Placeholder 3" svg:x="5.08333in" svg:y="1.75in" svg:width="4.41667in" svg:height="4.94965in" presentation:class="object" presentation:placeholder="false">
        <draw:text-box>
          <text:list text:style-name="a540">
            <text:list-item>
              <text:p text:style-name="a539" text:class-names="" text:cond-style-name=""><text:span text:style-name="a538" text:class-names="">Click to edit Master text styles</text:span></text:p>
            </text:list-item>
          </text:list>
          <text:list text:style-name="a543">
            <text:list-item>
              <text:list text:style-name="a543">
                <text:list-item>
                  <text:p text:style-name="a542" text:class-names="" text:cond-style-name=""><text:span text:style-name="a541" text:class-names="">Second level</text:span></text:p>
                </text:list-item>
              </text:list>
            </text:list-item>
          </text:list>
          <text:list text:style-name="a546">
            <text:list-item>
              <text:list text:style-name="a546">
                <text:list-item>
                  <text:list text:style-name="a546">
                    <text:list-item>
                      <text:p text:style-name="a545" text:class-names="" text:cond-style-name=""><text:span text:style-name="a544" text:class-names="">Third level</text:span></text:p>
                    </text:list-item>
                  </text:list>
                </text:list-item>
              </text:list>
            </text:list-item>
          </text:list>
          <text:list text:style-name="a549">
            <text:list-item>
              <text:list text:style-name="a549">
                <text:list-item>
                  <text:list text:style-name="a549">
                    <text:list-item>
                      <text:list text:style-name="a549">
                        <text:list-item>
                          <text:p text:style-name="a548" text:class-names="" text:cond-style-name=""><text:span text:style-name="a5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53">
            <text:list-item>
              <text:list text:style-name="a553">
                <text:list-item>
                  <text:list text:style-name="a553">
                    <text:list-item>
                      <text:list text:style-name="a553">
                        <text:list-item>
                          <text:list text:style-name="a553">
                            <text:list-item>
                              <text:p text:style-name="a552" text:class-names="" text:cond-style-name=""><text:span text:style-name="a550" text:class-names="">Fifth level</text:span><text:span text:style-name="a5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3" presentation:style-name="a559" draw:name="Date Placeholder 4" svg:x="0.5in" svg:y="6.95139in" svg:width="2.33333in" svg:height="0.39931in" presentation:class="date-time" presentation:placeholder="false">
        <draw:text-box>
          <text:p text:style-name="a558" text:class-names="" text:cond-style-name=""><text:span text:style-name="a555" text:class-names=""><text:date text:fixed="false" style:data-style-name="a556"/></text:span><text:span text:style-name="a557" text:class-names=""/></text:p>
        </draw:text-box>
        <svg:title/>
        <svg:desc/>
      </draw:frame>
      <draw:frame draw:id="id84" presentation:style-name="a562" draw:name="Footer Placeholder 5" svg:x="3.41667in" svg:y="6.95139in" svg:width="3.16667in" svg:height="0.39931in" presentation:class="footer" presentation:placeholder="false">
        <draw:text-box>
          <text:p text:style-name="a561" text:class-names="" text:cond-style-name=""><text:span text:style-name="a560" text:class-names=""/></text:p>
        </draw:text-box>
        <svg:title/>
        <svg:desc/>
      </draw:frame>
      <draw:frame draw:id="id85" presentation:style-name="a566" draw:name="Slide Number Placeholder 6" svg:x="7.16667in" svg:y="6.95139in" svg:width="2.33333in" svg:height="0.39931in" presentation:class="page-number" presentation:placeholder="false">
        <draw:text-box>
          <text:p text:style-name="a565" text:class-names="" text:cond-style-name=""><text:span text:style-name="a563" text:class-names=""><text:page-number style:num-format="1" text:fixed="false"/></text:span><text:span text:style-name="a564" text:class-names=""/></text:p>
        </draw:text-box>
        <svg:title/>
        <svg:desc/>
      </draw:frame>
    </style:master-page>
    <style:master-page style:name="Master1-Layout16-objAndTx-Title,-Content-and-Text" style:page-layout-name="pageLayout1" draw:style-name="a567">
      <draw:frame draw:id="id86" presentation:style-name="a571" draw:name="Title 1" svg:x="0.5in" svg:y="0.30035in" svg:width="9in" svg:height="1.25in" presentation:class="title" presentation:placeholder="false">
        <draw:text-box>
          <text:p text:style-name="a570" text:class-names="" text:cond-style-name=""><text:span text:style-name="a568" text:class-names="">Click to edit Master title style</text:span><text:span text:style-name="a569" text:class-names=""/></text:p>
        </draw:text-box>
        <svg:title/>
        <svg:desc/>
      </draw:frame>
      <draw:frame draw:id="id87" presentation:style-name="a588" draw:name="Content Placeholder 2" svg:x="0.5in" svg:y="1.75in" svg:width="4.41667in" svg:height="4.94965in" presentation:class="object" presentation:placeholder="false">
        <draw:text-box>
          <text:list text:style-name="a574">
            <text:list-item>
              <text:p text:style-name="a573" text:class-names="" text:cond-style-name=""><text:span text:style-name="a572" text:class-names="">Click to edit Master text styles</text:span></text:p>
            </text:list-item>
          </text:list>
          <text:list text:style-name="a577">
            <text:list-item>
              <text:list text:style-name="a577">
                <text:list-item>
                  <text:p text:style-name="a576" text:class-names="" text:cond-style-name=""><text:span text:style-name="a575" text:class-names="">Second level</text:span></text:p>
                </text:list-item>
              </text:list>
            </text:list-item>
          </text:list>
          <text:list text:style-name="a580">
            <text:list-item>
              <text:list text:style-name="a580">
                <text:list-item>
                  <text:list text:style-name="a580">
                    <text:list-item>
                      <text:p text:style-name="a579" text:class-names="" text:cond-style-name=""><text:span text:style-name="a578" text:class-names="">Third level</text:span></text:p>
                    </text:list-item>
                  </text:list>
                </text:list-item>
              </text:list>
            </text:list-item>
          </text:list>
          <text:list text:style-name="a583">
            <text:list-item>
              <text:list text:style-name="a583">
                <text:list-item>
                  <text:list text:style-name="a583">
                    <text:list-item>
                      <text:list text:style-name="a583">
                        <text:list-item>
                          <text:p text:style-name="a582" text:class-names="" text:cond-style-name=""><text:span text:style-name="a58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87">
            <text:list-item>
              <text:list text:style-name="a587">
                <text:list-item>
                  <text:list text:style-name="a587">
                    <text:list-item>
                      <text:list text:style-name="a587">
                        <text:list-item>
                          <text:list text:style-name="a587">
                            <text:list-item>
                              <text:p text:style-name="a586" text:class-names="" text:cond-style-name=""><text:span text:style-name="a584" text:class-names="">Fifth level</text:span><text:span text:style-name="a58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8" presentation:style-name="a605" draw:name="Text Placeholder 3" svg:x="5.08333in" svg:y="1.75in" svg:width="4.41667in" svg:height="4.94965in" presentation:class="outline" presentation:placeholder="false">
        <draw:text-box>
          <text:list text:style-name="a591">
            <text:list-item>
              <text:p text:style-name="a590" text:class-names="" text:cond-style-name=""><text:span text:style-name="a589" text:class-names="">Click to edit Master text styles</text:span></text:p>
            </text:list-item>
          </text:list>
          <text:list text:style-name="a594">
            <text:list-item>
              <text:list text:style-name="a594">
                <text:list-item>
                  <text:p text:style-name="a593" text:class-names="" text:cond-style-name=""><text:span text:style-name="a592" text:class-names="">Second level</text:span></text:p>
                </text:list-item>
              </text:list>
            </text:list-item>
          </text:list>
          <text:list text:style-name="a597">
            <text:list-item>
              <text:list text:style-name="a597">
                <text:list-item>
                  <text:list text:style-name="a597">
                    <text:list-item>
                      <text:p text:style-name="a596" text:class-names="" text:cond-style-name=""><text:span text:style-name="a595" text:class-names="">Third level</text:span></text:p>
                    </text:list-item>
                  </text:list>
                </text:list-item>
              </text:list>
            </text:list-item>
          </text:list>
          <text:list text:style-name="a600">
            <text:list-item>
              <text:list text:style-name="a600">
                <text:list-item>
                  <text:list text:style-name="a600">
                    <text:list-item>
                      <text:list text:style-name="a600">
                        <text:list-item>
                          <text:p text:style-name="a599" text:class-names="" text:cond-style-name=""><text:span text:style-name="a59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04">
            <text:list-item>
              <text:list text:style-name="a604">
                <text:list-item>
                  <text:list text:style-name="a604">
                    <text:list-item>
                      <text:list text:style-name="a604">
                        <text:list-item>
                          <text:list text:style-name="a604">
                            <text:list-item>
                              <text:p text:style-name="a603" text:class-names="" text:cond-style-name=""><text:span text:style-name="a601" text:class-names="">Fifth level</text:span><text:span text:style-name="a60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9" presentation:style-name="a610" draw:name="Date Placeholder 4" svg:x="0.5in" svg:y="6.95139in" svg:width="2.33333in" svg:height="0.39931in" presentation:class="date-time" presentation:placeholder="false">
        <draw:text-box>
          <text:p text:style-name="a609" text:class-names="" text:cond-style-name=""><text:span text:style-name="a606" text:class-names=""><text:date text:fixed="false" style:data-style-name="a607"/></text:span><text:span text:style-name="a608" text:class-names=""/></text:p>
        </draw:text-box>
        <svg:title/>
        <svg:desc/>
      </draw:frame>
      <draw:frame draw:id="id90" presentation:style-name="a613" draw:name="Footer Placeholder 5" svg:x="3.41667in" svg:y="6.95139in" svg:width="3.16667in" svg:height="0.39931in" presentation:class="footer" presentation:placeholder="false">
        <draw:text-box>
          <text:p text:style-name="a612" text:class-names="" text:cond-style-name=""><text:span text:style-name="a611" text:class-names=""/></text:p>
        </draw:text-box>
        <svg:title/>
        <svg:desc/>
      </draw:frame>
      <draw:frame draw:id="id91" presentation:style-name="a617" draw:name="Slide Number Placeholder 6" svg:x="7.16667in" svg:y="6.95139in" svg:width="2.33333in" svg:height="0.39931in" presentation:class="page-number" presentation:placeholder="false">
        <draw:text-box>
          <text:p text:style-name="a616" text:class-names="" text:cond-style-name=""><text:span text:style-name="a614" text:class-names=""><text:page-number style:num-format="1" text:fixed="false"/></text:span><text:span text:style-name="a615" text:class-names=""/></text:p>
        </draw:text-box>
        <svg:title/>
        <svg:desc/>
      </draw:frame>
    </style:master-page>
    <style:master-page style:name="Master1-Layout17-txAndTwoObj-Title,-Text,-and-2-Content" style:page-layout-name="pageLayout1" draw:style-name="a618">
      <draw:frame draw:id="id92" presentation:style-name="a622" draw:name="Title 1" svg:x="0.5in" svg:y="0.30035in" svg:width="9in" svg:height="1.25in" presentation:class="title" presentation:placeholder="false">
        <draw:text-box>
          <text:p text:style-name="a621" text:class-names="" text:cond-style-name=""><text:span text:style-name="a619" text:class-names="">Click to edit Master title style</text:span><text:span text:style-name="a620" text:class-names=""/></text:p>
        </draw:text-box>
        <svg:title/>
        <svg:desc/>
      </draw:frame>
      <draw:frame draw:id="id93" presentation:style-name="a639" draw:name="Text Placeholder 2" svg:x="0.5in" svg:y="1.75in" svg:width="4.41667in" svg:height="4.94965in" presentation:class="outline" presentation:placeholder="false">
        <draw:text-box>
          <text:list text:style-name="a625">
            <text:list-item>
              <text:p text:style-name="a624" text:class-names="" text:cond-style-name=""><text:span text:style-name="a623" text:class-names="">Click to edit Master text styles</text:span></text:p>
            </text:list-item>
          </text:list>
          <text:list text:style-name="a628">
            <text:list-item>
              <text:list text:style-name="a628">
                <text:list-item>
                  <text:p text:style-name="a627" text:class-names="" text:cond-style-name=""><text:span text:style-name="a626" text:class-names="">Second level</text:span></text:p>
                </text:list-item>
              </text:list>
            </text:list-item>
          </text:list>
          <text:list text:style-name="a631">
            <text:list-item>
              <text:list text:style-name="a631">
                <text:list-item>
                  <text:list text:style-name="a631">
                    <text:list-item>
                      <text:p text:style-name="a630" text:class-names="" text:cond-style-name=""><text:span text:style-name="a629" text:class-names="">Third level</text:span></text:p>
                    </text:list-item>
                  </text:list>
                </text:list-item>
              </text:list>
            </text:list-item>
          </text:list>
          <text:list text:style-name="a634">
            <text:list-item>
              <text:list text:style-name="a634">
                <text:list-item>
                  <text:list text:style-name="a634">
                    <text:list-item>
                      <text:list text:style-name="a634">
                        <text:list-item>
                          <text:p text:style-name="a633" text:class-names="" text:cond-style-name=""><text:span text:style-name="a63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38">
            <text:list-item>
              <text:list text:style-name="a638">
                <text:list-item>
                  <text:list text:style-name="a638">
                    <text:list-item>
                      <text:list text:style-name="a638">
                        <text:list-item>
                          <text:list text:style-name="a638">
                            <text:list-item>
                              <text:p text:style-name="a637" text:class-names="" text:cond-style-name=""><text:span text:style-name="a635" text:class-names="">Fifth level</text:span><text:span text:style-name="a63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4" presentation:style-name="a656" draw:name="Content Placeholder 3" svg:x="5.08333in" svg:y="1.75in" svg:width="4.41667in" svg:height="2.39063in" presentation:class="object" presentation:placeholder="false">
        <draw:text-box>
          <text:list text:style-name="a642">
            <text:list-item>
              <text:p text:style-name="a641" text:class-names="" text:cond-style-name=""><text:span text:style-name="a640" text:class-names="">Click to edit Master text styles</text:span></text:p>
            </text:list-item>
          </text:list>
          <text:list text:style-name="a645">
            <text:list-item>
              <text:list text:style-name="a645">
                <text:list-item>
                  <text:p text:style-name="a644" text:class-names="" text:cond-style-name=""><text:span text:style-name="a643" text:class-names="">Second level</text:span></text:p>
                </text:list-item>
              </text:list>
            </text:list-item>
          </text:list>
          <text:list text:style-name="a648">
            <text:list-item>
              <text:list text:style-name="a648">
                <text:list-item>
                  <text:list text:style-name="a648">
                    <text:list-item>
                      <text:p text:style-name="a647" text:class-names="" text:cond-style-name=""><text:span text:style-name="a646" text:class-names="">Third level</text:span></text:p>
                    </text:list-item>
                  </text:list>
                </text:list-item>
              </text:list>
            </text:list-item>
          </text:list>
          <text:list text:style-name="a651">
            <text:list-item>
              <text:list text:style-name="a651">
                <text:list-item>
                  <text:list text:style-name="a651">
                    <text:list-item>
                      <text:list text:style-name="a651">
                        <text:list-item>
                          <text:p text:style-name="a650" text:class-names="" text:cond-style-name=""><text:span text:style-name="a64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5">
            <text:list-item>
              <text:list text:style-name="a655">
                <text:list-item>
                  <text:list text:style-name="a655">
                    <text:list-item>
                      <text:list text:style-name="a655">
                        <text:list-item>
                          <text:list text:style-name="a655">
                            <text:list-item>
                              <text:p text:style-name="a654" text:class-names="" text:cond-style-name=""><text:span text:style-name="a652" text:class-names="">Fifth level</text:span><text:span text:style-name="a65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5" presentation:style-name="a673" draw:name="Content Placeholder 4" svg:x="5.08333in" svg:y="4.30729in" svg:width="4.41667in" svg:height="2.39236in" presentation:class="object" presentation:placeholder="false">
        <draw:text-box>
          <text:list text:style-name="a659">
            <text:list-item>
              <text:p text:style-name="a658" text:class-names="" text:cond-style-name=""><text:span text:style-name="a657" text:class-names="">Click to edit Master text styles</text:span></text:p>
            </text:list-item>
          </text:list>
          <text:list text:style-name="a662">
            <text:list-item>
              <text:list text:style-name="a662">
                <text:list-item>
                  <text:p text:style-name="a661" text:class-names="" text:cond-style-name=""><text:span text:style-name="a660" text:class-names="">Second level</text:span></text:p>
                </text:list-item>
              </text:list>
            </text:list-item>
          </text:list>
          <text:list text:style-name="a665">
            <text:list-item>
              <text:list text:style-name="a665">
                <text:list-item>
                  <text:list text:style-name="a665">
                    <text:list-item>
                      <text:p text:style-name="a664" text:class-names="" text:cond-style-name=""><text:span text:style-name="a663" text:class-names="">Third level</text:span></text:p>
                    </text:list-item>
                  </text:list>
                </text:list-item>
              </text:list>
            </text:list-item>
          </text:list>
          <text:list text:style-name="a668">
            <text:list-item>
              <text:list text:style-name="a668">
                <text:list-item>
                  <text:list text:style-name="a668">
                    <text:list-item>
                      <text:list text:style-name="a668">
                        <text:list-item>
                          <text:p text:style-name="a667" text:class-names="" text:cond-style-name=""><text:span text:style-name="a66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72">
            <text:list-item>
              <text:list text:style-name="a672">
                <text:list-item>
                  <text:list text:style-name="a672">
                    <text:list-item>
                      <text:list text:style-name="a672">
                        <text:list-item>
                          <text:list text:style-name="a672">
                            <text:list-item>
                              <text:p text:style-name="a671" text:class-names="" text:cond-style-name=""><text:span text:style-name="a669" text:class-names="">Fifth level</text:span><text:span text:style-name="a67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6" presentation:style-name="a678" draw:name="Date Placeholder 5" svg:x="0.5in" svg:y="6.95139in" svg:width="2.33333in" svg:height="0.39931in" presentation:class="date-time" presentation:placeholder="false">
        <draw:text-box>
          <text:p text:style-name="a677" text:class-names="" text:cond-style-name=""><text:span text:style-name="a674" text:class-names=""><text:date text:fixed="false" style:data-style-name="a675"/></text:span><text:span text:style-name="a676" text:class-names=""/></text:p>
        </draw:text-box>
        <svg:title/>
        <svg:desc/>
      </draw:frame>
      <draw:frame draw:id="id97" presentation:style-name="a681" draw:name="Footer Placeholder 6" svg:x="3.41667in" svg:y="6.95139in" svg:width="3.16667in" svg:height="0.39931in" presentation:class="footer" presentation:placeholder="false">
        <draw:text-box>
          <text:p text:style-name="a680" text:class-names="" text:cond-style-name=""><text:span text:style-name="a679" text:class-names=""/></text:p>
        </draw:text-box>
        <svg:title/>
        <svg:desc/>
      </draw:frame>
      <draw:frame draw:id="id98" presentation:style-name="a685" draw:name="Slide Number Placeholder 7" svg:x="7.16667in" svg:y="6.95139in" svg:width="2.33333in" svg:height="0.39931in" presentation:class="page-number" presentation:placeholder="false">
        <draw:text-box>
          <text:p text:style-name="a684" text:class-names="" text:cond-style-name=""><text:span text:style-name="a682" text:class-names=""><text:page-number style:num-format="1" text:fixed="false"/></text:span><text:span text:style-name="a683" text:class-names=""/></text:p>
        </draw:text-box>
        <svg:title/>
        <svg:desc/>
      </draw:frame>
    </style:master-page>
    <style:master-page style:name="Master1-Layout18-objAndTwoObj-Title,-Content,-and-2-Content" style:page-layout-name="pageLayout1" draw:style-name="a686">
      <draw:frame draw:id="id99" presentation:style-name="a690" draw:name="Title 1" svg:x="0.5in" svg:y="0.30035in" svg:width="9in" svg:height="1.25in" presentation:class="title" presentation:placeholder="false">
        <draw:text-box>
          <text:p text:style-name="a689" text:class-names="" text:cond-style-name=""><text:span text:style-name="a687" text:class-names="">Click to edit Master title style</text:span><text:span text:style-name="a688" text:class-names=""/></text:p>
        </draw:text-box>
        <svg:title/>
        <svg:desc/>
      </draw:frame>
      <draw:frame draw:id="id100" presentation:style-name="a707" draw:name="Content Placeholder 2" svg:x="0.5in" svg:y="1.75in" svg:width="4.41667in" svg:height="4.94965in" presentation:class="object" presentation:placeholder="false">
        <draw:text-box>
          <text:list text:style-name="a693">
            <text:list-item>
              <text:p text:style-name="a692" text:class-names="" text:cond-style-name=""><text:span text:style-name="a691" text:class-names="">Click to edit Master text styles</text:span></text:p>
            </text:list-item>
          </text:list>
          <text:list text:style-name="a696">
            <text:list-item>
              <text:list text:style-name="a696">
                <text:list-item>
                  <text:p text:style-name="a695" text:class-names="" text:cond-style-name=""><text:span text:style-name="a694" text:class-names="">Second level</text:span></text:p>
                </text:list-item>
              </text:list>
            </text:list-item>
          </text:list>
          <text:list text:style-name="a699">
            <text:list-item>
              <text:list text:style-name="a699">
                <text:list-item>
                  <text:list text:style-name="a699">
                    <text:list-item>
                      <text:p text:style-name="a698" text:class-names="" text:cond-style-name=""><text:span text:style-name="a697" text:class-names="">Third level</text:span></text:p>
                    </text:list-item>
                  </text:list>
                </text:list-item>
              </text:list>
            </text:list-item>
          </text:list>
          <text:list text:style-name="a702">
            <text:list-item>
              <text:list text:style-name="a702">
                <text:list-item>
                  <text:list text:style-name="a702">
                    <text:list-item>
                      <text:list text:style-name="a702">
                        <text:list-item>
                          <text:p text:style-name="a701" text:class-names="" text:cond-style-name=""><text:span text:style-name="a7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06">
            <text:list-item>
              <text:list text:style-name="a706">
                <text:list-item>
                  <text:list text:style-name="a706">
                    <text:list-item>
                      <text:list text:style-name="a706">
                        <text:list-item>
                          <text:list text:style-name="a706">
                            <text:list-item>
                              <text:p text:style-name="a705" text:class-names="" text:cond-style-name=""><text:span text:style-name="a703" text:class-names="">Fifth level</text:span><text:span text:style-name="a7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1" presentation:style-name="a724" draw:name="Content Placeholder 3" svg:x="5.08333in" svg:y="1.75in" svg:width="4.41667in" svg:height="2.39063in" presentation:class="object" presentation:placeholder="false">
        <draw:text-box>
          <text:list text:style-name="a710">
            <text:list-item>
              <text:p text:style-name="a709" text:class-names="" text:cond-style-name=""><text:span text:style-name="a708" text:class-names="">Click to edit Master text styles</text:span></text:p>
            </text:list-item>
          </text:list>
          <text:list text:style-name="a713">
            <text:list-item>
              <text:list text:style-name="a713">
                <text:list-item>
                  <text:p text:style-name="a712" text:class-names="" text:cond-style-name=""><text:span text:style-name="a711" text:class-names="">Second level</text:span></text:p>
                </text:list-item>
              </text:list>
            </text:list-item>
          </text:list>
          <text:list text:style-name="a716">
            <text:list-item>
              <text:list text:style-name="a716">
                <text:list-item>
                  <text:list text:style-name="a716">
                    <text:list-item>
                      <text:p text:style-name="a715" text:class-names="" text:cond-style-name=""><text:span text:style-name="a714" text:class-names="">Third level</text:span></text:p>
                    </text:list-item>
                  </text:list>
                </text:list-item>
              </text:list>
            </text:list-item>
          </text:list>
          <text:list text:style-name="a719">
            <text:list-item>
              <text:list text:style-name="a719">
                <text:list-item>
                  <text:list text:style-name="a719">
                    <text:list-item>
                      <text:list text:style-name="a719">
                        <text:list-item>
                          <text:p text:style-name="a718" text:class-names="" text:cond-style-name=""><text:span text:style-name="a71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23">
            <text:list-item>
              <text:list text:style-name="a723">
                <text:list-item>
                  <text:list text:style-name="a723">
                    <text:list-item>
                      <text:list text:style-name="a723">
                        <text:list-item>
                          <text:list text:style-name="a723">
                            <text:list-item>
                              <text:p text:style-name="a722" text:class-names="" text:cond-style-name=""><text:span text:style-name="a720" text:class-names="">Fifth level</text:span><text:span text:style-name="a7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2" presentation:style-name="a741" draw:name="Content Placeholder 4" svg:x="5.08333in" svg:y="4.30729in" svg:width="4.41667in" svg:height="2.39236in" presentation:class="object" presentation:placeholder="false">
        <draw:text-box>
          <text:list text:style-name="a727">
            <text:list-item>
              <text:p text:style-name="a726" text:class-names="" text:cond-style-name=""><text:span text:style-name="a725" text:class-names="">Click to edit Master text styles</text:span></text:p>
            </text:list-item>
          </text:list>
          <text:list text:style-name="a730">
            <text:list-item>
              <text:list text:style-name="a730">
                <text:list-item>
                  <text:p text:style-name="a729" text:class-names="" text:cond-style-name=""><text:span text:style-name="a728" text:class-names="">Second level</text:span></text:p>
                </text:list-item>
              </text:list>
            </text:list-item>
          </text:list>
          <text:list text:style-name="a733">
            <text:list-item>
              <text:list text:style-name="a733">
                <text:list-item>
                  <text:list text:style-name="a733">
                    <text:list-item>
                      <text:p text:style-name="a732" text:class-names="" text:cond-style-name=""><text:span text:style-name="a731" text:class-names="">Third level</text:span></text:p>
                    </text:list-item>
                  </text:list>
                </text:list-item>
              </text:list>
            </text:list-item>
          </text:list>
          <text:list text:style-name="a736">
            <text:list-item>
              <text:list text:style-name="a736">
                <text:list-item>
                  <text:list text:style-name="a736">
                    <text:list-item>
                      <text:list text:style-name="a736">
                        <text:list-item>
                          <text:p text:style-name="a735" text:class-names="" text:cond-style-name=""><text:span text:style-name="a73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40">
            <text:list-item>
              <text:list text:style-name="a740">
                <text:list-item>
                  <text:list text:style-name="a740">
                    <text:list-item>
                      <text:list text:style-name="a740">
                        <text:list-item>
                          <text:list text:style-name="a740">
                            <text:list-item>
                              <text:p text:style-name="a739" text:class-names="" text:cond-style-name=""><text:span text:style-name="a737" text:class-names="">Fifth level</text:span><text:span text:style-name="a73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3" presentation:style-name="a746" draw:name="Date Placeholder 5" svg:x="0.5in" svg:y="6.95139in" svg:width="2.33333in" svg:height="0.39931in" presentation:class="date-time" presentation:placeholder="false">
        <draw:text-box>
          <text:p text:style-name="a745" text:class-names="" text:cond-style-name=""><text:span text:style-name="a742" text:class-names=""><text:date text:fixed="false" style:data-style-name="a743"/></text:span><text:span text:style-name="a744" text:class-names=""/></text:p>
        </draw:text-box>
        <svg:title/>
        <svg:desc/>
      </draw:frame>
      <draw:frame draw:id="id104" presentation:style-name="a749" draw:name="Footer Placeholder 6" svg:x="3.41667in" svg:y="6.95139in" svg:width="3.16667in" svg:height="0.39931in" presentation:class="footer" presentation:placeholder="false">
        <draw:text-box>
          <text:p text:style-name="a748" text:class-names="" text:cond-style-name=""><text:span text:style-name="a747" text:class-names=""/></text:p>
        </draw:text-box>
        <svg:title/>
        <svg:desc/>
      </draw:frame>
      <draw:frame draw:id="id105" presentation:style-name="a753" draw:name="Slide Number Placeholder 7" svg:x="7.16667in" svg:y="6.95139in" svg:width="2.33333in" svg:height="0.39931in" presentation:class="page-number" presentation:placeholder="false">
        <draw:text-box>
          <text:p text:style-name="a752" text:class-names="" text:cond-style-name=""><text:span text:style-name="a750" text:class-names=""><text:page-number style:num-format="1" text:fixed="false"/></text:span><text:span text:style-name="a751" text:class-names=""/></text:p>
        </draw:text-box>
        <svg:title/>
        <svg:desc/>
      </draw:frame>
    </style:master-page>
    <style:master-page style:name="Master1-Layout19-objOverTx-Title-and-Content-over-Text" style:page-layout-name="pageLayout1" draw:style-name="a754">
      <draw:frame draw:id="id106" presentation:style-name="a758" draw:name="Title 1" svg:x="0.5in" svg:y="0.30035in" svg:width="9in" svg:height="1.25in" presentation:class="title" presentation:placeholder="false">
        <draw:text-box>
          <text:p text:style-name="a757" text:class-names="" text:cond-style-name=""><text:span text:style-name="a755" text:class-names="">Click to edit Master title style</text:span><text:span text:style-name="a756" text:class-names=""/></text:p>
        </draw:text-box>
        <svg:title/>
        <svg:desc/>
      </draw:frame>
      <draw:frame draw:id="id107" presentation:style-name="a775" draw:name="Content Placeholder 2" svg:x="0.5in" svg:y="1.75in" svg:width="9in" svg:height="2.39063in" presentation:class="object" presentation:placeholder="false">
        <draw:text-box>
          <text:list text:style-name="a761">
            <text:list-item>
              <text:p text:style-name="a760" text:class-names="" text:cond-style-name=""><text:span text:style-name="a759" text:class-names="">Click to edit Master text styles</text:span></text:p>
            </text:list-item>
          </text:list>
          <text:list text:style-name="a764">
            <text:list-item>
              <text:list text:style-name="a764">
                <text:list-item>
                  <text:p text:style-name="a763" text:class-names="" text:cond-style-name=""><text:span text:style-name="a762" text:class-names="">Second level</text:span></text:p>
                </text:list-item>
              </text:list>
            </text:list-item>
          </text:list>
          <text:list text:style-name="a767">
            <text:list-item>
              <text:list text:style-name="a767">
                <text:list-item>
                  <text:list text:style-name="a767">
                    <text:list-item>
                      <text:p text:style-name="a766" text:class-names="" text:cond-style-name=""><text:span text:style-name="a765" text:class-names="">Third level</text:span></text:p>
                    </text:list-item>
                  </text:list>
                </text:list-item>
              </text:list>
            </text:list-item>
          </text:list>
          <text:list text:style-name="a770">
            <text:list-item>
              <text:list text:style-name="a770">
                <text:list-item>
                  <text:list text:style-name="a770">
                    <text:list-item>
                      <text:list text:style-name="a770">
                        <text:list-item>
                          <text:p text:style-name="a769" text:class-names="" text:cond-style-name=""><text:span text:style-name="a7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74">
            <text:list-item>
              <text:list text:style-name="a774">
                <text:list-item>
                  <text:list text:style-name="a774">
                    <text:list-item>
                      <text:list text:style-name="a774">
                        <text:list-item>
                          <text:list text:style-name="a774">
                            <text:list-item>
                              <text:p text:style-name="a773" text:class-names="" text:cond-style-name=""><text:span text:style-name="a771" text:class-names="">Fifth level</text:span><text:span text:style-name="a7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8" presentation:style-name="a792" draw:name="Text Placeholder 3" svg:x="0.5in" svg:y="4.30729in" svg:width="9in" svg:height="2.39236in" presentation:class="outline" presentation:placeholder="false">
        <draw:text-box>
          <text:list text:style-name="a778">
            <text:list-item>
              <text:p text:style-name="a777" text:class-names="" text:cond-style-name=""><text:span text:style-name="a776" text:class-names="">Click to edit Master text styles</text:span></text:p>
            </text:list-item>
          </text:list>
          <text:list text:style-name="a781">
            <text:list-item>
              <text:list text:style-name="a781">
                <text:list-item>
                  <text:p text:style-name="a780" text:class-names="" text:cond-style-name=""><text:span text:style-name="a779" text:class-names="">Second level</text:span></text:p>
                </text:list-item>
              </text:list>
            </text:list-item>
          </text:list>
          <text:list text:style-name="a784">
            <text:list-item>
              <text:list text:style-name="a784">
                <text:list-item>
                  <text:list text:style-name="a784">
                    <text:list-item>
                      <text:p text:style-name="a783" text:class-names="" text:cond-style-name=""><text:span text:style-name="a782" text:class-names="">Third level</text:span></text:p>
                    </text:list-item>
                  </text:list>
                </text:list-item>
              </text:list>
            </text:list-item>
          </text:list>
          <text:list text:style-name="a787">
            <text:list-item>
              <text:list text:style-name="a787">
                <text:list-item>
                  <text:list text:style-name="a787">
                    <text:list-item>
                      <text:list text:style-name="a787">
                        <text:list-item>
                          <text:p text:style-name="a786" text:class-names="" text:cond-style-name=""><text:span text:style-name="a78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91">
            <text:list-item>
              <text:list text:style-name="a791">
                <text:list-item>
                  <text:list text:style-name="a791">
                    <text:list-item>
                      <text:list text:style-name="a791">
                        <text:list-item>
                          <text:list text:style-name="a791">
                            <text:list-item>
                              <text:p text:style-name="a790" text:class-names="" text:cond-style-name=""><text:span text:style-name="a788" text:class-names="">Fifth level</text:span><text:span text:style-name="a7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9" presentation:style-name="a797" draw:name="Date Placeholder 4" svg:x="0.5in" svg:y="6.95139in" svg:width="2.33333in" svg:height="0.39931in" presentation:class="date-time" presentation:placeholder="false">
        <draw:text-box>
          <text:p text:style-name="a796" text:class-names="" text:cond-style-name=""><text:span text:style-name="a793" text:class-names=""><text:date text:fixed="false" style:data-style-name="a794"/></text:span><text:span text:style-name="a795" text:class-names=""/></text:p>
        </draw:text-box>
        <svg:title/>
        <svg:desc/>
      </draw:frame>
      <draw:frame draw:id="id110" presentation:style-name="a800" draw:name="Footer Placeholder 5" svg:x="3.41667in" svg:y="6.95139in" svg:width="3.16667in" svg:height="0.39931in" presentation:class="footer" presentation:placeholder="false">
        <draw:text-box>
          <text:p text:style-name="a799" text:class-names="" text:cond-style-name=""><text:span text:style-name="a798" text:class-names=""/></text:p>
        </draw:text-box>
        <svg:title/>
        <svg:desc/>
      </draw:frame>
      <draw:frame draw:id="id111" presentation:style-name="a804" draw:name="Slide Number Placeholder 6" svg:x="7.16667in" svg:y="6.95139in" svg:width="2.33333in" svg:height="0.39931in" presentation:class="page-number" presentation:placeholder="false">
        <draw:text-box>
          <text:p text:style-name="a803" text:class-names="" text:cond-style-name=""><text:span text:style-name="a801" text:class-names=""><text:page-number style:num-format="1" text:fixed="false"/></text:span><text:span text:style-name="a802" text:class-names=""/></text:p>
        </draw:text-box>
        <svg:title/>
        <svg:desc/>
      </draw:frame>
    </style:master-page>
    <style:master-page style:name="Master1-Layout20-fourObj-Title-and-4-Content" style:page-layout-name="pageLayout1" draw:style-name="a805">
      <draw:frame draw:id="id112" presentation:style-name="a809" draw:name="Title 1" svg:x="0.5in" svg:y="0.30035in" svg:width="9in" svg:height="1.25in" presentation:class="title" presentation:placeholder="false">
        <draw:text-box>
          <text:p text:style-name="a808" text:class-names="" text:cond-style-name=""><text:span text:style-name="a806" text:class-names="">Click to edit Master title style</text:span><text:span text:style-name="a807" text:class-names=""/></text:p>
        </draw:text-box>
        <svg:title/>
        <svg:desc/>
      </draw:frame>
      <draw:frame draw:id="id113" presentation:style-name="a826" draw:name="Content Placeholder 2" svg:x="0.5in" svg:y="1.75in" svg:width="4.41667in" svg:height="2.39063in" presentation:class="object" presentation:placeholder="false">
        <draw:text-box>
          <text:list text:style-name="a812">
            <text:list-item>
              <text:p text:style-name="a811" text:class-names="" text:cond-style-name=""><text:span text:style-name="a810" text:class-names="">Click to edit Master text styles</text:span></text:p>
            </text:list-item>
          </text:list>
          <text:list text:style-name="a815">
            <text:list-item>
              <text:list text:style-name="a815">
                <text:list-item>
                  <text:p text:style-name="a814" text:class-names="" text:cond-style-name=""><text:span text:style-name="a813" text:class-names="">Second level</text:span></text:p>
                </text:list-item>
              </text:list>
            </text:list-item>
          </text:list>
          <text:list text:style-name="a818">
            <text:list-item>
              <text:list text:style-name="a818">
                <text:list-item>
                  <text:list text:style-name="a818">
                    <text:list-item>
                      <text:p text:style-name="a817" text:class-names="" text:cond-style-name=""><text:span text:style-name="a816" text:class-names="">Third level</text:span></text:p>
                    </text:list-item>
                  </text:list>
                </text:list-item>
              </text:list>
            </text:list-item>
          </text:list>
          <text:list text:style-name="a821">
            <text:list-item>
              <text:list text:style-name="a821">
                <text:list-item>
                  <text:list text:style-name="a821">
                    <text:list-item>
                      <text:list text:style-name="a821">
                        <text:list-item>
                          <text:p text:style-name="a820" text:class-names="" text:cond-style-name=""><text:span text:style-name="a81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25">
            <text:list-item>
              <text:list text:style-name="a825">
                <text:list-item>
                  <text:list text:style-name="a825">
                    <text:list-item>
                      <text:list text:style-name="a825">
                        <text:list-item>
                          <text:list text:style-name="a825">
                            <text:list-item>
                              <text:p text:style-name="a824" text:class-names="" text:cond-style-name=""><text:span text:style-name="a822" text:class-names="">Fifth level</text:span><text:span text:style-name="a82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4" presentation:style-name="a843" draw:name="Content Placeholder 3" svg:x="5.08333in" svg:y="1.75in" svg:width="4.41667in" svg:height="2.39063in" presentation:class="object" presentation:placeholder="false">
        <draw:text-box>
          <text:list text:style-name="a829">
            <text:list-item>
              <text:p text:style-name="a828" text:class-names="" text:cond-style-name=""><text:span text:style-name="a827" text:class-names="">Click to edit Master text styles</text:span></text:p>
            </text:list-item>
          </text:list>
          <text:list text:style-name="a832">
            <text:list-item>
              <text:list text:style-name="a832">
                <text:list-item>
                  <text:p text:style-name="a831" text:class-names="" text:cond-style-name=""><text:span text:style-name="a830" text:class-names="">Second level</text:span></text:p>
                </text:list-item>
              </text:list>
            </text:list-item>
          </text:list>
          <text:list text:style-name="a835">
            <text:list-item>
              <text:list text:style-name="a835">
                <text:list-item>
                  <text:list text:style-name="a835">
                    <text:list-item>
                      <text:p text:style-name="a834" text:class-names="" text:cond-style-name=""><text:span text:style-name="a833" text:class-names="">Third level</text:span></text:p>
                    </text:list-item>
                  </text:list>
                </text:list-item>
              </text:list>
            </text:list-item>
          </text:list>
          <text:list text:style-name="a838">
            <text:list-item>
              <text:list text:style-name="a838">
                <text:list-item>
                  <text:list text:style-name="a838">
                    <text:list-item>
                      <text:list text:style-name="a838">
                        <text:list-item>
                          <text:p text:style-name="a837" text:class-names="" text:cond-style-name=""><text:span text:style-name="a83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42">
            <text:list-item>
              <text:list text:style-name="a842">
                <text:list-item>
                  <text:list text:style-name="a842">
                    <text:list-item>
                      <text:list text:style-name="a842">
                        <text:list-item>
                          <text:list text:style-name="a842">
                            <text:list-item>
                              <text:p text:style-name="a841" text:class-names="" text:cond-style-name=""><text:span text:style-name="a839" text:class-names="">Fifth level</text:span><text:span text:style-name="a84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5" presentation:style-name="a860" draw:name="Content Placeholder 4" svg:x="0.5in" svg:y="4.30729in" svg:width="4.41667in" svg:height="2.39236in" presentation:class="object" presentation:placeholder="false">
        <draw:text-box>
          <text:list text:style-name="a846">
            <text:list-item>
              <text:p text:style-name="a845" text:class-names="" text:cond-style-name=""><text:span text:style-name="a844" text:class-names="">Click to edit Master text styles</text:span></text:p>
            </text:list-item>
          </text:list>
          <text:list text:style-name="a849">
            <text:list-item>
              <text:list text:style-name="a849">
                <text:list-item>
                  <text:p text:style-name="a848" text:class-names="" text:cond-style-name=""><text:span text:style-name="a847" text:class-names="">Second level</text:span></text:p>
                </text:list-item>
              </text:list>
            </text:list-item>
          </text:list>
          <text:list text:style-name="a852">
            <text:list-item>
              <text:list text:style-name="a852">
                <text:list-item>
                  <text:list text:style-name="a852">
                    <text:list-item>
                      <text:p text:style-name="a851" text:class-names="" text:cond-style-name=""><text:span text:style-name="a850" text:class-names="">Third level</text:span></text:p>
                    </text:list-item>
                  </text:list>
                </text:list-item>
              </text:list>
            </text:list-item>
          </text:list>
          <text:list text:style-name="a855">
            <text:list-item>
              <text:list text:style-name="a855">
                <text:list-item>
                  <text:list text:style-name="a855">
                    <text:list-item>
                      <text:list text:style-name="a855">
                        <text:list-item>
                          <text:p text:style-name="a854" text:class-names="" text:cond-style-name=""><text:span text:style-name="a85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59">
            <text:list-item>
              <text:list text:style-name="a859">
                <text:list-item>
                  <text:list text:style-name="a859">
                    <text:list-item>
                      <text:list text:style-name="a859">
                        <text:list-item>
                          <text:list text:style-name="a859">
                            <text:list-item>
                              <text:p text:style-name="a858" text:class-names="" text:cond-style-name=""><text:span text:style-name="a856" text:class-names="">Fifth level</text:span><text:span text:style-name="a85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6" presentation:style-name="a877" draw:name="Content Placeholder 5" svg:x="5.08333in" svg:y="4.30729in" svg:width="4.41667in" svg:height="2.39236in" presentation:class="object" presentation:placeholder="false">
        <draw:text-box>
          <text:list text:style-name="a863">
            <text:list-item>
              <text:p text:style-name="a862" text:class-names="" text:cond-style-name=""><text:span text:style-name="a861" text:class-names="">Click to edit Master text styles</text:span></text:p>
            </text:list-item>
          </text:list>
          <text:list text:style-name="a866">
            <text:list-item>
              <text:list text:style-name="a866">
                <text:list-item>
                  <text:p text:style-name="a865" text:class-names="" text:cond-style-name=""><text:span text:style-name="a864" text:class-names="">Second level</text:span></text:p>
                </text:list-item>
              </text:list>
            </text:list-item>
          </text:list>
          <text:list text:style-name="a869">
            <text:list-item>
              <text:list text:style-name="a869">
                <text:list-item>
                  <text:list text:style-name="a869">
                    <text:list-item>
                      <text:p text:style-name="a868" text:class-names="" text:cond-style-name=""><text:span text:style-name="a867" text:class-names="">Third level</text:span></text:p>
                    </text:list-item>
                  </text:list>
                </text:list-item>
              </text:list>
            </text:list-item>
          </text:list>
          <text:list text:style-name="a872">
            <text:list-item>
              <text:list text:style-name="a872">
                <text:list-item>
                  <text:list text:style-name="a872">
                    <text:list-item>
                      <text:list text:style-name="a872">
                        <text:list-item>
                          <text:p text:style-name="a871" text:class-names="" text:cond-style-name=""><text:span text:style-name="a87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76">
            <text:list-item>
              <text:list text:style-name="a876">
                <text:list-item>
                  <text:list text:style-name="a876">
                    <text:list-item>
                      <text:list text:style-name="a876">
                        <text:list-item>
                          <text:list text:style-name="a876">
                            <text:list-item>
                              <text:p text:style-name="a875" text:class-names="" text:cond-style-name=""><text:span text:style-name="a873" text:class-names="">Fifth level</text:span><text:span text:style-name="a87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7" presentation:style-name="a882" draw:name="Date Placeholder 6" svg:x="0.5in" svg:y="6.95139in" svg:width="2.33333in" svg:height="0.39931in" presentation:class="date-time" presentation:placeholder="false">
        <draw:text-box>
          <text:p text:style-name="a881" text:class-names="" text:cond-style-name=""><text:span text:style-name="a878" text:class-names=""><text:date text:fixed="false" style:data-style-name="a879"/></text:span><text:span text:style-name="a880" text:class-names=""/></text:p>
        </draw:text-box>
        <svg:title/>
        <svg:desc/>
      </draw:frame>
      <draw:frame draw:id="id118" presentation:style-name="a885" draw:name="Footer Placeholder 7" svg:x="3.41667in" svg:y="6.95139in" svg:width="3.16667in" svg:height="0.39931in" presentation:class="footer" presentation:placeholder="false">
        <draw:text-box>
          <text:p text:style-name="a884" text:class-names="" text:cond-style-name=""><text:span text:style-name="a883" text:class-names=""/></text:p>
        </draw:text-box>
        <svg:title/>
        <svg:desc/>
      </draw:frame>
      <draw:frame draw:id="id119" presentation:style-name="a889" draw:name="Slide Number Placeholder 8" svg:x="7.16667in" svg:y="6.95139in" svg:width="2.33333in" svg:height="0.39931in" presentation:class="page-number" presentation:placeholder="false">
        <draw:text-box>
          <text:p text:style-name="a888" text:class-names="" text:cond-style-name=""><text:span text:style-name="a886" text:class-names=""><text:page-number style:num-format="1" text:fixed="false"/></text:span><text:span text:style-name="a887" text:class-names=""/></text:p>
        </draw:text-box>
        <svg:title/>
        <svg:desc/>
      </draw:frame>
    </style:master-page>
    <style:master-page style:name="Master1-Layout21-twoObjAndObj-Title,-2-Content-and-Content" style:page-layout-name="pageLayout1" draw:style-name="a890">
      <draw:frame draw:id="id120" presentation:style-name="a894" draw:name="Title 1" svg:x="0.5in" svg:y="0.30035in" svg:width="9in" svg:height="1.25in" presentation:class="title" presentation:placeholder="false">
        <draw:text-box>
          <text:p text:style-name="a893" text:class-names="" text:cond-style-name=""><text:span text:style-name="a891" text:class-names="">Click to edit Master title style</text:span><text:span text:style-name="a892" text:class-names=""/></text:p>
        </draw:text-box>
        <svg:title/>
        <svg:desc/>
      </draw:frame>
      <draw:frame draw:id="id121" presentation:style-name="a911" draw:name="Content Placeholder 2" svg:x="0.5in" svg:y="1.75in" svg:width="4.41667in" svg:height="2.39063in" presentation:class="object" presentation:placeholder="false">
        <draw:text-box>
          <text:list text:style-name="a897">
            <text:list-item>
              <text:p text:style-name="a896" text:class-names="" text:cond-style-name=""><text:span text:style-name="a895" text:class-names="">Click to edit Master text styles</text:span></text:p>
            </text:list-item>
          </text:list>
          <text:list text:style-name="a900">
            <text:list-item>
              <text:list text:style-name="a900">
                <text:list-item>
                  <text:p text:style-name="a899" text:class-names="" text:cond-style-name=""><text:span text:style-name="a898" text:class-names="">Second level</text:span></text:p>
                </text:list-item>
              </text:list>
            </text:list-item>
          </text:list>
          <text:list text:style-name="a903">
            <text:list-item>
              <text:list text:style-name="a903">
                <text:list-item>
                  <text:list text:style-name="a903">
                    <text:list-item>
                      <text:p text:style-name="a902" text:class-names="" text:cond-style-name=""><text:span text:style-name="a901" text:class-names="">Third level</text:span></text:p>
                    </text:list-item>
                  </text:list>
                </text:list-item>
              </text:list>
            </text:list-item>
          </text:list>
          <text:list text:style-name="a906">
            <text:list-item>
              <text:list text:style-name="a906">
                <text:list-item>
                  <text:list text:style-name="a906">
                    <text:list-item>
                      <text:list text:style-name="a906">
                        <text:list-item>
                          <text:p text:style-name="a905" text:class-names="" text:cond-style-name=""><text:span text:style-name="a90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10">
            <text:list-item>
              <text:list text:style-name="a910">
                <text:list-item>
                  <text:list text:style-name="a910">
                    <text:list-item>
                      <text:list text:style-name="a910">
                        <text:list-item>
                          <text:list text:style-name="a910">
                            <text:list-item>
                              <text:p text:style-name="a909" text:class-names="" text:cond-style-name=""><text:span text:style-name="a907" text:class-names="">Fifth level</text:span><text:span text:style-name="a90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2" presentation:style-name="a928" draw:name="Content Placeholder 3" svg:x="0.5in" svg:y="4.30729in" svg:width="4.41667in" svg:height="2.39236in" presentation:class="object" presentation:placeholder="false">
        <draw:text-box>
          <text:list text:style-name="a914">
            <text:list-item>
              <text:p text:style-name="a913" text:class-names="" text:cond-style-name=""><text:span text:style-name="a912" text:class-names="">Click to edit Master text styles</text:span></text:p>
            </text:list-item>
          </text:list>
          <text:list text:style-name="a917">
            <text:list-item>
              <text:list text:style-name="a917">
                <text:list-item>
                  <text:p text:style-name="a916" text:class-names="" text:cond-style-name=""><text:span text:style-name="a915" text:class-names="">Second level</text:span></text:p>
                </text:list-item>
              </text:list>
            </text:list-item>
          </text:list>
          <text:list text:style-name="a920">
            <text:list-item>
              <text:list text:style-name="a920">
                <text:list-item>
                  <text:list text:style-name="a920">
                    <text:list-item>
                      <text:p text:style-name="a919" text:class-names="" text:cond-style-name=""><text:span text:style-name="a918" text:class-names="">Third level</text:span></text:p>
                    </text:list-item>
                  </text:list>
                </text:list-item>
              </text:list>
            </text:list-item>
          </text:list>
          <text:list text:style-name="a923">
            <text:list-item>
              <text:list text:style-name="a923">
                <text:list-item>
                  <text:list text:style-name="a923">
                    <text:list-item>
                      <text:list text:style-name="a923">
                        <text:list-item>
                          <text:p text:style-name="a922" text:class-names="" text:cond-style-name=""><text:span text:style-name="a92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27">
            <text:list-item>
              <text:list text:style-name="a927">
                <text:list-item>
                  <text:list text:style-name="a927">
                    <text:list-item>
                      <text:list text:style-name="a927">
                        <text:list-item>
                          <text:list text:style-name="a927">
                            <text:list-item>
                              <text:p text:style-name="a926" text:class-names="" text:cond-style-name=""><text:span text:style-name="a924" text:class-names="">Fifth level</text:span><text:span text:style-name="a92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3" presentation:style-name="a945" draw:name="Content Placeholder 4" svg:x="5.08333in" svg:y="1.75in" svg:width="4.41667in" svg:height="4.94965in" presentation:class="object" presentation:placeholder="false">
        <draw:text-box>
          <text:list text:style-name="a931">
            <text:list-item>
              <text:p text:style-name="a930" text:class-names="" text:cond-style-name=""><text:span text:style-name="a929" text:class-names="">Click to edit Master text styles</text:span></text:p>
            </text:list-item>
          </text:list>
          <text:list text:style-name="a934">
            <text:list-item>
              <text:list text:style-name="a934">
                <text:list-item>
                  <text:p text:style-name="a933" text:class-names="" text:cond-style-name=""><text:span text:style-name="a932" text:class-names="">Second level</text:span></text:p>
                </text:list-item>
              </text:list>
            </text:list-item>
          </text:list>
          <text:list text:style-name="a937">
            <text:list-item>
              <text:list text:style-name="a937">
                <text:list-item>
                  <text:list text:style-name="a937">
                    <text:list-item>
                      <text:p text:style-name="a936" text:class-names="" text:cond-style-name=""><text:span text:style-name="a935" text:class-names="">Third level</text:span></text:p>
                    </text:list-item>
                  </text:list>
                </text:list-item>
              </text:list>
            </text:list-item>
          </text:list>
          <text:list text:style-name="a940">
            <text:list-item>
              <text:list text:style-name="a940">
                <text:list-item>
                  <text:list text:style-name="a940">
                    <text:list-item>
                      <text:list text:style-name="a940">
                        <text:list-item>
                          <text:p text:style-name="a939" text:class-names="" text:cond-style-name=""><text:span text:style-name="a9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44">
            <text:list-item>
              <text:list text:style-name="a944">
                <text:list-item>
                  <text:list text:style-name="a944">
                    <text:list-item>
                      <text:list text:style-name="a944">
                        <text:list-item>
                          <text:list text:style-name="a944">
                            <text:list-item>
                              <text:p text:style-name="a943" text:class-names="" text:cond-style-name=""><text:span text:style-name="a941" text:class-names="">Fifth level</text:span><text:span text:style-name="a9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4" presentation:style-name="a950" draw:name="Date Placeholder 5" svg:x="0.5in" svg:y="6.95139in" svg:width="2.33333in" svg:height="0.39931in" presentation:class="date-time" presentation:placeholder="false">
        <draw:text-box>
          <text:p text:style-name="a949" text:class-names="" text:cond-style-name=""><text:span text:style-name="a946" text:class-names=""><text:date text:fixed="false" style:data-style-name="a947"/></text:span><text:span text:style-name="a948" text:class-names=""/></text:p>
        </draw:text-box>
        <svg:title/>
        <svg:desc/>
      </draw:frame>
      <draw:frame draw:id="id125" presentation:style-name="a953" draw:name="Footer Placeholder 6" svg:x="3.41667in" svg:y="6.95139in" svg:width="3.16667in" svg:height="0.39931in" presentation:class="footer" presentation:placeholder="false">
        <draw:text-box>
          <text:p text:style-name="a952" text:class-names="" text:cond-style-name=""><text:span text:style-name="a951" text:class-names=""/></text:p>
        </draw:text-box>
        <svg:title/>
        <svg:desc/>
      </draw:frame>
      <draw:frame draw:id="id126" presentation:style-name="a957" draw:name="Slide Number Placeholder 7" svg:x="7.16667in" svg:y="6.95139in" svg:width="2.33333in" svg:height="0.39931in" presentation:class="page-number" presentation:placeholder="false">
        <draw:text-box>
          <text:p text:style-name="a956" text:class-names="" text:cond-style-name=""><text:span text:style-name="a954" text:class-names=""><text:page-number style:num-format="1" text:fixed="false"/></text:span><text:span text:style-name="a955" text:class-names=""/></text:p>
        </draw:text-box>
        <svg:title/>
        <svg:desc/>
      </draw:frame>
    </style:master-page>
    <style:master-page style:name="Master1-Layout22-twoObjAndTx-Title,-2-Content-and-Text" style:page-layout-name="pageLayout1" draw:style-name="a958">
      <draw:frame draw:id="id127" presentation:style-name="a962" draw:name="Title 1" svg:x="0.5in" svg:y="0.30035in" svg:width="9in" svg:height="1.25in" presentation:class="title" presentation:placeholder="false">
        <draw:text-box>
          <text:p text:style-name="a961" text:class-names="" text:cond-style-name=""><text:span text:style-name="a959" text:class-names="">Click to edit Master title style</text:span><text:span text:style-name="a960" text:class-names=""/></text:p>
        </draw:text-box>
        <svg:title/>
        <svg:desc/>
      </draw:frame>
      <draw:frame draw:id="id128" presentation:style-name="a979" draw:name="Content Placeholder 2" svg:x="0.5in" svg:y="1.75in" svg:width="4.41667in" svg:height="2.39063in" presentation:class="object" presentation:placeholder="false">
        <draw:text-box>
          <text:list text:style-name="a965">
            <text:list-item>
              <text:p text:style-name="a964" text:class-names="" text:cond-style-name=""><text:span text:style-name="a963" text:class-names="">Click to edit Master text styles</text:span></text:p>
            </text:list-item>
          </text:list>
          <text:list text:style-name="a968">
            <text:list-item>
              <text:list text:style-name="a968">
                <text:list-item>
                  <text:p text:style-name="a967" text:class-names="" text:cond-style-name=""><text:span text:style-name="a966" text:class-names="">Second level</text:span></text:p>
                </text:list-item>
              </text:list>
            </text:list-item>
          </text:list>
          <text:list text:style-name="a971">
            <text:list-item>
              <text:list text:style-name="a971">
                <text:list-item>
                  <text:list text:style-name="a971">
                    <text:list-item>
                      <text:p text:style-name="a970" text:class-names="" text:cond-style-name=""><text:span text:style-name="a969" text:class-names="">Third level</text:span></text:p>
                    </text:list-item>
                  </text:list>
                </text:list-item>
              </text:list>
            </text:list-item>
          </text:list>
          <text:list text:style-name="a974">
            <text:list-item>
              <text:list text:style-name="a974">
                <text:list-item>
                  <text:list text:style-name="a974">
                    <text:list-item>
                      <text:list text:style-name="a974">
                        <text:list-item>
                          <text:p text:style-name="a973" text:class-names="" text:cond-style-name=""><text:span text:style-name="a9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78">
            <text:list-item>
              <text:list text:style-name="a978">
                <text:list-item>
                  <text:list text:style-name="a978">
                    <text:list-item>
                      <text:list text:style-name="a978">
                        <text:list-item>
                          <text:list text:style-name="a978">
                            <text:list-item>
                              <text:p text:style-name="a977" text:class-names="" text:cond-style-name=""><text:span text:style-name="a975" text:class-names="">Fifth level</text:span><text:span text:style-name="a9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9" presentation:style-name="a996" draw:name="Content Placeholder 3" svg:x="0.5in" svg:y="4.30729in" svg:width="4.41667in" svg:height="2.39236in" presentation:class="object" presentation:placeholder="false">
        <draw:text-box>
          <text:list text:style-name="a982">
            <text:list-item>
              <text:p text:style-name="a981" text:class-names="" text:cond-style-name=""><text:span text:style-name="a980" text:class-names="">Click to edit Master text styles</text:span></text:p>
            </text:list-item>
          </text:list>
          <text:list text:style-name="a985">
            <text:list-item>
              <text:list text:style-name="a985">
                <text:list-item>
                  <text:p text:style-name="a984" text:class-names="" text:cond-style-name=""><text:span text:style-name="a983" text:class-names="">Second level</text:span></text:p>
                </text:list-item>
              </text:list>
            </text:list-item>
          </text:list>
          <text:list text:style-name="a988">
            <text:list-item>
              <text:list text:style-name="a988">
                <text:list-item>
                  <text:list text:style-name="a988">
                    <text:list-item>
                      <text:p text:style-name="a987" text:class-names="" text:cond-style-name=""><text:span text:style-name="a986" text:class-names="">Third level</text:span></text:p>
                    </text:list-item>
                  </text:list>
                </text:list-item>
              </text:list>
            </text:list-item>
          </text:list>
          <text:list text:style-name="a991">
            <text:list-item>
              <text:list text:style-name="a991">
                <text:list-item>
                  <text:list text:style-name="a991">
                    <text:list-item>
                      <text:list text:style-name="a991">
                        <text:list-item>
                          <text:p text:style-name="a990" text:class-names="" text:cond-style-name=""><text:span text:style-name="a98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95">
            <text:list-item>
              <text:list text:style-name="a995">
                <text:list-item>
                  <text:list text:style-name="a995">
                    <text:list-item>
                      <text:list text:style-name="a995">
                        <text:list-item>
                          <text:list text:style-name="a995">
                            <text:list-item>
                              <text:p text:style-name="a994" text:class-names="" text:cond-style-name=""><text:span text:style-name="a992" text:class-names="">Fifth level</text:span><text:span text:style-name="a99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0" presentation:style-name="a1013" draw:name="Text Placeholder 4" svg:x="5.08333in" svg:y="1.75in" svg:width="4.41667in" svg:height="4.94965in" presentation:class="outline" presentation:placeholder="false">
        <draw:text-box>
          <text:list text:style-name="a999">
            <text:list-item>
              <text:p text:style-name="a998" text:class-names="" text:cond-style-name=""><text:span text:style-name="a997" text:class-names="">Click to edit Master text styles</text:span></text:p>
            </text:list-item>
          </text:list>
          <text:list text:style-name="a1002">
            <text:list-item>
              <text:list text:style-name="a1002">
                <text:list-item>
                  <text:p text:style-name="a1001" text:class-names="" text:cond-style-name=""><text:span text:style-name="a1000" text:class-names="">Second level</text:span></text:p>
                </text:list-item>
              </text:list>
            </text:list-item>
          </text:list>
          <text:list text:style-name="a1005">
            <text:list-item>
              <text:list text:style-name="a1005">
                <text:list-item>
                  <text:list text:style-name="a1005">
                    <text:list-item>
                      <text:p text:style-name="a1004" text:class-names="" text:cond-style-name=""><text:span text:style-name="a1003" text:class-names="">Third level</text:span></text:p>
                    </text:list-item>
                  </text:list>
                </text:list-item>
              </text:list>
            </text:list-item>
          </text:list>
          <text:list text:style-name="a1008">
            <text:list-item>
              <text:list text:style-name="a1008">
                <text:list-item>
                  <text:list text:style-name="a1008">
                    <text:list-item>
                      <text:list text:style-name="a1008">
                        <text:list-item>
                          <text:p text:style-name="a1007" text:class-names="" text:cond-style-name=""><text:span text:style-name="a10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12">
            <text:list-item>
              <text:list text:style-name="a1012">
                <text:list-item>
                  <text:list text:style-name="a1012">
                    <text:list-item>
                      <text:list text:style-name="a1012">
                        <text:list-item>
                          <text:list text:style-name="a1012">
                            <text:list-item>
                              <text:p text:style-name="a1011" text:class-names="" text:cond-style-name=""><text:span text:style-name="a1009" text:class-names="">Fifth level</text:span><text:span text:style-name="a10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1" presentation:style-name="a1018" draw:name="Date Placeholder 5" svg:x="0.5in" svg:y="6.95139in" svg:width="2.33333in" svg:height="0.39931in" presentation:class="date-time" presentation:placeholder="false">
        <draw:text-box>
          <text:p text:style-name="a1017" text:class-names="" text:cond-style-name=""><text:span text:style-name="a1014" text:class-names=""><text:date text:fixed="false" style:data-style-name="a1015"/></text:span><text:span text:style-name="a1016" text:class-names=""/></text:p>
        </draw:text-box>
        <svg:title/>
        <svg:desc/>
      </draw:frame>
      <draw:frame draw:id="id132" presentation:style-name="a1021" draw:name="Footer Placeholder 6" svg:x="3.41667in" svg:y="6.95139in" svg:width="3.16667in" svg:height="0.39931in" presentation:class="footer" presentation:placeholder="false">
        <draw:text-box>
          <text:p text:style-name="a1020" text:class-names="" text:cond-style-name=""><text:span text:style-name="a1019" text:class-names=""/></text:p>
        </draw:text-box>
        <svg:title/>
        <svg:desc/>
      </draw:frame>
      <draw:frame draw:id="id133" presentation:style-name="a1025" draw:name="Slide Number Placeholder 7" svg:x="7.16667in" svg:y="6.95139in" svg:width="2.33333in" svg:height="0.39931in" presentation:class="page-number" presentation:placeholder="false">
        <draw:text-box>
          <text:p text:style-name="a1024" text:class-names="" text:cond-style-name=""><text:span text:style-name="a1022" text:class-names=""><text:page-number style:num-format="1" text:fixed="false"/></text:span><text:span text:style-name="a1023" text:class-names=""/></text:p>
        </draw:text-box>
        <svg:title/>
        <svg:desc/>
      </draw:frame>
    </style:master-page>
    <style:master-page style:name="Master1-Layout23-twoObjOverTx-Title-and-2-Content-over-Text" style:page-layout-name="pageLayout1" draw:style-name="a1026">
      <draw:frame draw:id="id134" presentation:style-name="a1030" draw:name="Title 1" svg:x="0.5in" svg:y="0.30035in" svg:width="9in" svg:height="1.25in" presentation:class="title" presentation:placeholder="false">
        <draw:text-box>
          <text:p text:style-name="a1029" text:class-names="" text:cond-style-name=""><text:span text:style-name="a1027" text:class-names="">Click to edit Master title style</text:span><text:span text:style-name="a1028" text:class-names=""/></text:p>
        </draw:text-box>
        <svg:title/>
        <svg:desc/>
      </draw:frame>
      <draw:frame draw:id="id135" presentation:style-name="a1047" draw:name="Content Placeholder 2" svg:x="0.5in" svg:y="1.75in" svg:width="4.41667in" svg:height="2.39063in" presentation:class="object" presentation:placeholder="false">
        <draw:text-box>
          <text:list text:style-name="a1033">
            <text:list-item>
              <text:p text:style-name="a1032" text:class-names="" text:cond-style-name=""><text:span text:style-name="a1031" text:class-names="">Click to edit Master text styles</text:span></text:p>
            </text:list-item>
          </text:list>
          <text:list text:style-name="a1036">
            <text:list-item>
              <text:list text:style-name="a1036">
                <text:list-item>
                  <text:p text:style-name="a1035" text:class-names="" text:cond-style-name=""><text:span text:style-name="a1034" text:class-names="">Second level</text:span></text:p>
                </text:list-item>
              </text:list>
            </text:list-item>
          </text:list>
          <text:list text:style-name="a1039">
            <text:list-item>
              <text:list text:style-name="a1039">
                <text:list-item>
                  <text:list text:style-name="a1039">
                    <text:list-item>
                      <text:p text:style-name="a1038" text:class-names="" text:cond-style-name=""><text:span text:style-name="a1037" text:class-names="">Third level</text:span></text:p>
                    </text:list-item>
                  </text:list>
                </text:list-item>
              </text:list>
            </text:list-item>
          </text:list>
          <text:list text:style-name="a1042">
            <text:list-item>
              <text:list text:style-name="a1042">
                <text:list-item>
                  <text:list text:style-name="a1042">
                    <text:list-item>
                      <text:list text:style-name="a1042">
                        <text:list-item>
                          <text:p text:style-name="a1041" text:class-names="" text:cond-style-name=""><text:span text:style-name="a10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46">
            <text:list-item>
              <text:list text:style-name="a1046">
                <text:list-item>
                  <text:list text:style-name="a1046">
                    <text:list-item>
                      <text:list text:style-name="a1046">
                        <text:list-item>
                          <text:list text:style-name="a1046">
                            <text:list-item>
                              <text:p text:style-name="a1045" text:class-names="" text:cond-style-name=""><text:span text:style-name="a1043" text:class-names="">Fifth level</text:span><text:span text:style-name="a10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6" presentation:style-name="a1064" draw:name="Content Placeholder 3" svg:x="5.08333in" svg:y="1.75in" svg:width="4.41667in" svg:height="2.39063in" presentation:class="object" presentation:placeholder="false">
        <draw:text-box>
          <text:list text:style-name="a1050">
            <text:list-item>
              <text:p text:style-name="a1049" text:class-names="" text:cond-style-name=""><text:span text:style-name="a1048" text:class-names="">Click to edit Master text styles</text:span></text:p>
            </text:list-item>
          </text:list>
          <text:list text:style-name="a1053">
            <text:list-item>
              <text:list text:style-name="a1053">
                <text:list-item>
                  <text:p text:style-name="a1052" text:class-names="" text:cond-style-name=""><text:span text:style-name="a1051" text:class-names="">Second level</text:span></text:p>
                </text:list-item>
              </text:list>
            </text:list-item>
          </text:list>
          <text:list text:style-name="a1056">
            <text:list-item>
              <text:list text:style-name="a1056">
                <text:list-item>
                  <text:list text:style-name="a1056">
                    <text:list-item>
                      <text:p text:style-name="a1055" text:class-names="" text:cond-style-name=""><text:span text:style-name="a1054" text:class-names="">Third level</text:span></text:p>
                    </text:list-item>
                  </text:list>
                </text:list-item>
              </text:list>
            </text:list-item>
          </text:list>
          <text:list text:style-name="a1059">
            <text:list-item>
              <text:list text:style-name="a1059">
                <text:list-item>
                  <text:list text:style-name="a1059">
                    <text:list-item>
                      <text:list text:style-name="a1059">
                        <text:list-item>
                          <text:p text:style-name="a1058" text:class-names="" text:cond-style-name=""><text:span text:style-name="a105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63">
            <text:list-item>
              <text:list text:style-name="a1063">
                <text:list-item>
                  <text:list text:style-name="a1063">
                    <text:list-item>
                      <text:list text:style-name="a1063">
                        <text:list-item>
                          <text:list text:style-name="a1063">
                            <text:list-item>
                              <text:p text:style-name="a1062" text:class-names="" text:cond-style-name=""><text:span text:style-name="a1060" text:class-names="">Fifth level</text:span><text:span text:style-name="a106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7" presentation:style-name="a1081" draw:name="Text Placeholder 4" svg:x="0.5in" svg:y="4.30729in" svg:width="9in" svg:height="2.39236in" presentation:class="outline" presentation:placeholder="false">
        <draw:text-box>
          <text:list text:style-name="a1067">
            <text:list-item>
              <text:p text:style-name="a1066" text:class-names="" text:cond-style-name=""><text:span text:style-name="a1065" text:class-names="">Click to edit Master text styles</text:span></text:p>
            </text:list-item>
          </text:list>
          <text:list text:style-name="a1070">
            <text:list-item>
              <text:list text:style-name="a1070">
                <text:list-item>
                  <text:p text:style-name="a1069" text:class-names="" text:cond-style-name=""><text:span text:style-name="a1068" text:class-names="">Second level</text:span></text:p>
                </text:list-item>
              </text:list>
            </text:list-item>
          </text:list>
          <text:list text:style-name="a1073">
            <text:list-item>
              <text:list text:style-name="a1073">
                <text:list-item>
                  <text:list text:style-name="a1073">
                    <text:list-item>
                      <text:p text:style-name="a1072" text:class-names="" text:cond-style-name=""><text:span text:style-name="a1071" text:class-names="">Third level</text:span></text:p>
                    </text:list-item>
                  </text:list>
                </text:list-item>
              </text:list>
            </text:list-item>
          </text:list>
          <text:list text:style-name="a1076">
            <text:list-item>
              <text:list text:style-name="a1076">
                <text:list-item>
                  <text:list text:style-name="a1076">
                    <text:list-item>
                      <text:list text:style-name="a1076">
                        <text:list-item>
                          <text:p text:style-name="a1075" text:class-names="" text:cond-style-name=""><text:span text:style-name="a10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80">
            <text:list-item>
              <text:list text:style-name="a1080">
                <text:list-item>
                  <text:list text:style-name="a1080">
                    <text:list-item>
                      <text:list text:style-name="a1080">
                        <text:list-item>
                          <text:list text:style-name="a1080">
                            <text:list-item>
                              <text:p text:style-name="a1079" text:class-names="" text:cond-style-name=""><text:span text:style-name="a1077" text:class-names="">Fifth level</text:span><text:span text:style-name="a10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8" presentation:style-name="a1086" draw:name="Date Placeholder 5" svg:x="0.5in" svg:y="6.95139in" svg:width="2.33333in" svg:height="0.39931in" presentation:class="date-time" presentation:placeholder="false">
        <draw:text-box>
          <text:p text:style-name="a1085" text:class-names="" text:cond-style-name=""><text:span text:style-name="a1082" text:class-names=""><text:date text:fixed="false" style:data-style-name="a1083"/></text:span><text:span text:style-name="a1084" text:class-names=""/></text:p>
        </draw:text-box>
        <svg:title/>
        <svg:desc/>
      </draw:frame>
      <draw:frame draw:id="id139" presentation:style-name="a1089" draw:name="Footer Placeholder 6" svg:x="3.41667in" svg:y="6.95139in" svg:width="3.16667in" svg:height="0.39931in" presentation:class="footer" presentation:placeholder="false">
        <draw:text-box>
          <text:p text:style-name="a1088" text:class-names="" text:cond-style-name=""><text:span text:style-name="a1087" text:class-names=""/></text:p>
        </draw:text-box>
        <svg:title/>
        <svg:desc/>
      </draw:frame>
      <draw:frame draw:id="id140" presentation:style-name="a1093" draw:name="Slide Number Placeholder 7" svg:x="7.16667in" svg:y="6.95139in" svg:width="2.33333in" svg:height="0.39931in" presentation:class="page-number" presentation:placeholder="false">
        <draw:text-box>
          <text:p text:style-name="a1092" text:class-names="" text:cond-style-name=""><text:span text:style-name="a1090" text:class-names=""><text:page-number style:num-format="1" text:fixed="false"/></text:span><text:span text:style-name="a1091" text:class-names=""/></text:p>
        </draw:text-box>
        <svg:title/>
        <svg:desc/>
      </draw:frame>
    </style:master-page>
    <style:master-page style:name="Master1-Layout24-tbl-Title-and-Table" style:page-layout-name="pageLayout1" draw:style-name="a1094">
      <draw:frame draw:id="id141" presentation:style-name="a1098" draw:name="Title 1" svg:x="0.5in" svg:y="0.30035in" svg:width="9in" svg:height="1.25in" presentation:class="title" presentation:placeholder="false">
        <draw:text-box>
          <text:p text:style-name="a1097" text:class-names="" text:cond-style-name=""><text:span text:style-name="a1095" text:class-names="">Click to edit Master title style</text:span><text:span text:style-name="a1096" text:class-names=""/></text:p>
        </draw:text-box>
        <svg:title/>
        <svg:desc/>
      </draw:frame>
      <draw:frame draw:id="id142" presentation:style-name="a1102" draw:name="Table Placeholder 2" svg:x="0.5in" svg:y="1.75in" svg:width="9in" svg:height="4.94965in" presentation:class="table" presentation:placeholder="false">
        <draw:text-box>
          <text:list text:style-name="a1101">
            <text:list-item>
              <text:p text:style-name="a1100" text:class-names="" text:cond-style-name=""><text:span text:style-name="a1099" text:class-names=""/></text:p>
            </text:list-item>
          </text:list>
        </draw:text-box>
        <svg:title/>
        <svg:desc/>
      </draw:frame>
      <draw:frame draw:id="id143" presentation:style-name="a1107" draw:name="Date Placeholder 3" svg:x="0.5in" svg:y="6.95139in" svg:width="2.33333in" svg:height="0.39931in" presentation:class="date-time" presentation:placeholder="false">
        <draw:text-box>
          <text:p text:style-name="a1106" text:class-names="" text:cond-style-name=""><text:span text:style-name="a1103" text:class-names=""><text:date text:fixed="false" style:data-style-name="a1104"/></text:span><text:span text:style-name="a1105" text:class-names=""/></text:p>
        </draw:text-box>
        <svg:title/>
        <svg:desc/>
      </draw:frame>
      <draw:frame draw:id="id144" presentation:style-name="a1110" draw:name="Footer Placeholder 4" svg:x="3.41667in" svg:y="6.95139in" svg:width="3.16667in" svg:height="0.39931in" presentation:class="footer" presentation:placeholder="false">
        <draw:text-box>
          <text:p text:style-name="a1109" text:class-names="" text:cond-style-name=""><text:span text:style-name="a1108" text:class-names=""/></text:p>
        </draw:text-box>
        <svg:title/>
        <svg:desc/>
      </draw:frame>
      <draw:frame draw:id="id145" presentation:style-name="a1114" draw:name="Slide Number Placeholder 5" svg:x="7.16667in" svg:y="6.95139in" svg:width="2.33333in" svg:height="0.39931in" presentation:class="page-number" presentation:placeholder="false">
        <draw:text-box>
          <text:p text:style-name="a1113" text:class-names="" text:cond-style-name=""><text:span text:style-name="a1111" text:class-names=""><text:page-number style:num-format="1" text:fixed="false"/></text:span><text:span text:style-name="a1112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ppLayoutTitle</dc:title>
    <meta:initial-creator>ODPSlides</meta:initial-creator>
    <dc:creator>ODPSlides</dc:creator>
    <meta:creation-date>2015-10-20T12:43:07</meta:creation-date>
    <dc:date>2015-10-20T12:43:07</dc:date>
    <meta:editing-cycles>1</meta:editing-cycles>
    <meta:editing-duration>PT0S</meta:editing-duration>
    <meta:document-statistic meta:paragraph-count="38" meta:word-count="60"/>
  </office:meta>
</office:document-meta>
</file>